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walltimes10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4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.07157487" calcext:value-type="float">
            <text:p>266.0715748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.29020497" calcext:value-type="float">
            <text:p>264.29020497</text:p>
          </table:table-cell>
          <table:table-cell office:value-type="float" office:value="264.29089522" calcext:value-type="float">
            <text:p>264.29089522</text:p>
          </table:table-cell>
          <table:table-cell office:value-type="float" office:value="264.29093453" calcext:value-type="float">
            <text:p>264.29093453</text:p>
          </table:table-cell>
          <table:table-cell office:value-type="float" office:value="264.29042899" calcext:value-type="float">
            <text:p>264.2904289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.6807316" calcext:value-type="float">
            <text:p>264.6807316</text:p>
          </table:table-cell>
          <table:table-cell office:value-type="float" office:value="264.73860525" calcext:value-type="float">
            <text:p>264.73860525</text:p>
          </table:table-cell>
          <table:table-cell office:value-type="float" office:value="264.73845335" calcext:value-type="float">
            <text:p>264.73845335</text:p>
          </table:table-cell>
          <table:table-cell office:value-type="float" office:value="264.73868848" calcext:value-type="float">
            <text:p>264.73868848</text:p>
          </table:table-cell>
          <table:table-cell office:value-type="float" office:value="264.73865036" calcext:value-type="float">
            <text:p>264.73865036</text:p>
          </table:table-cell>
          <table:table-cell office:value-type="float" office:value="264.73871968" calcext:value-type="float">
            <text:p>264.73871968</text:p>
          </table:table-cell>
          <table:table-cell office:value-type="float" office:value="264.7386631" calcext:value-type="float">
            <text:p>264.7386631</text:p>
          </table:table-cell>
          <table:table-cell office:value-type="float" office:value="264.73875349" calcext:value-type="float">
            <text:p>264.7387534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3.46770431" calcext:value-type="float">
            <text:p>263.46770431</text:p>
          </table:table-cell>
          <table:table-cell office:value-type="float" office:value="263.79022338" calcext:value-type="float">
            <text:p>263.79022338</text:p>
          </table:table-cell>
          <table:table-cell office:value-type="float" office:value="263.79029793" calcext:value-type="float">
            <text:p>263.79029793</text:p>
          </table:table-cell>
          <table:table-cell office:value-type="float" office:value="263.82295006" calcext:value-type="float">
            <text:p>263.82295006</text:p>
          </table:table-cell>
          <table:table-cell office:value-type="float" office:value="263.82308605" calcext:value-type="float">
            <text:p>263.82308605</text:p>
          </table:table-cell>
          <table:table-cell office:value-type="float" office:value="263.92598902" calcext:value-type="float">
            <text:p>263.92598902</text:p>
          </table:table-cell>
          <table:table-cell office:value-type="float" office:value="263.92606115" calcext:value-type="float">
            <text:p>263.92606115</text:p>
          </table:table-cell>
          <table:table-cell office:value-type="float" office:value="263.92606755" calcext:value-type="float">
            <text:p>263.92606755</text:p>
          </table:table-cell>
          <table:table-cell office:value-type="float" office:value="263.92607412" calcext:value-type="float">
            <text:p>263.92607412</text:p>
          </table:table-cell>
          <table:table-cell office:value-type="float" office:value="263.92507181" calcext:value-type="float">
            <text:p>263.92507181</text:p>
          </table:table-cell>
          <table:table-cell office:value-type="float" office:value="265.54149164" calcext:value-type="float">
            <text:p>265.54149164</text:p>
          </table:table-cell>
          <table:table-cell office:value-type="float" office:value="265.54140981" calcext:value-type="float">
            <text:p>265.5414098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11288365" calcext:value-type="float">
            <text:p>268.11288365</text:p>
          </table:table-cell>
          <table:table-cell office:value-type="float" office:value="268.82604554" calcext:value-type="float">
            <text:p>268.82604554</text:p>
          </table:table-cell>
          <table:table-cell office:value-type="float" office:value="268.82606533" calcext:value-type="float">
            <text:p>268.82606533</text:p>
          </table:table-cell>
          <table:table-cell office:value-type="float" office:value="268.82625745" calcext:value-type="float">
            <text:p>268.82625745</text:p>
          </table:table-cell>
          <table:table-cell office:value-type="float" office:value="268.82573425" calcext:value-type="float">
            <text:p>268.82573425</text:p>
          </table:table-cell>
          <table:table-cell office:value-type="float" office:value="268.82640309" calcext:value-type="float">
            <text:p>268.82640309</text:p>
          </table:table-cell>
          <table:table-cell office:value-type="float" office:value="268.82637819" calcext:value-type="float">
            <text:p>268.82637819</text:p>
          </table:table-cell>
          <table:table-cell office:value-type="float" office:value="268.82607137" calcext:value-type="float">
            <text:p>268.82607137</text:p>
          </table:table-cell>
          <table:table-cell office:value-type="float" office:value="268.82556032" calcext:value-type="float">
            <text:p>268.82556032</text:p>
          </table:table-cell>
          <table:table-cell office:value-type="float" office:value="268.82643975" calcext:value-type="float">
            <text:p>268.82643975</text:p>
          </table:table-cell>
          <table:table-cell office:value-type="float" office:value="268.82604827" calcext:value-type="float">
            <text:p>268.82604827</text:p>
          </table:table-cell>
          <table:table-cell office:value-type="float" office:value="268.82650128" calcext:value-type="float">
            <text:p>268.82650128</text:p>
          </table:table-cell>
          <table:table-cell office:value-type="float" office:value="268.82645894" calcext:value-type="float">
            <text:p>268.82645894</text:p>
          </table:table-cell>
          <table:table-cell office:value-type="float" office:value="268.82643267" calcext:value-type="float">
            <text:p>268.82643267</text:p>
          </table:table-cell>
          <table:table-cell office:value-type="float" office:value="268.82625572" calcext:value-type="float">
            <text:p>268.82625572</text:p>
          </table:table-cell>
          <table:table-cell office:value-type="float" office:value="268.82654507" calcext:value-type="float">
            <text:p>268.82654507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2.37760899" calcext:value-type="float">
            <text:p>272.37760899</text:p>
          </table:table-cell>
          <table:table-cell office:value-type="float" office:value="272.37766725" calcext:value-type="float">
            <text:p>272.37766725</text:p>
          </table:table-cell>
          <table:table-cell office:value-type="float" office:value="272.37765777" calcext:value-type="float">
            <text:p>272.37765777</text:p>
          </table:table-cell>
          <table:table-cell office:value-type="float" office:value="272.37728719" calcext:value-type="float">
            <text:p>272.37728719</text:p>
          </table:table-cell>
          <table:table-cell office:value-type="float" office:value="272.3776137" calcext:value-type="float">
            <text:p>272.3776137</text:p>
          </table:table-cell>
          <table:table-cell office:value-type="float" office:value="272.9306922" calcext:value-type="float">
            <text:p>272.9306922</text:p>
          </table:table-cell>
          <table:table-cell office:value-type="float" office:value="272.93053642" calcext:value-type="float">
            <text:p>272.93053642</text:p>
          </table:table-cell>
          <table:table-cell office:value-type="float" office:value="272.93058493" calcext:value-type="float">
            <text:p>272.93058493</text:p>
          </table:table-cell>
          <table:table-cell office:value-type="float" office:value="272.93063092" calcext:value-type="float">
            <text:p>272.93063092</text:p>
          </table:table-cell>
          <table:table-cell office:value-type="float" office:value="272.93050758" calcext:value-type="float">
            <text:p>272.93050758</text:p>
          </table:table-cell>
          <table:table-cell office:value-type="float" office:value="272.93053859" calcext:value-type="float">
            <text:p>272.93053859</text:p>
          </table:table-cell>
          <table:table-cell office:value-type="float" office:value="272.93064009" calcext:value-type="float">
            <text:p>272.93064009</text:p>
          </table:table-cell>
          <table:table-cell office:value-type="float" office:value="272.93050002" calcext:value-type="float">
            <text:p>272.93050002</text:p>
          </table:table-cell>
          <table:table-cell office:value-type="float" office:value="272.9305811" calcext:value-type="float">
            <text:p>272.9305811</text:p>
          </table:table-cell>
          <table:table-cell office:value-type="float" office:value="272.93051646" calcext:value-type="float">
            <text:p>272.93051646</text:p>
          </table:table-cell>
          <table:table-cell office:value-type="float" office:value="272.93064986" calcext:value-type="float">
            <text:p>272.93064986</text:p>
          </table:table-cell>
          <table:table-cell office:value-type="float" office:value="272.93078725" calcext:value-type="float">
            <text:p>272.93078725</text:p>
          </table:table-cell>
          <table:table-cell office:value-type="float" office:value="274.71238255" calcext:value-type="float">
            <text:p>274.71238255</text:p>
          </table:table-cell>
          <table:table-cell office:value-type="float" office:value="274.71224741" calcext:value-type="float">
            <text:p>274.71224741</text:p>
          </table:table-cell>
          <table:table-cell office:value-type="float" office:value="274.71233664" calcext:value-type="float">
            <text:p>274.7123366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17485339" calcext:value-type="float">
            <text:p>274.17485339</text:p>
          </table:table-cell>
          <table:table-cell office:value-type="float" office:value="274.1749313" calcext:value-type="float">
            <text:p>274.1749313</text:p>
          </table:table-cell>
          <table:table-cell office:value-type="float" office:value="274.17485627" calcext:value-type="float">
            <text:p>274.17485627</text:p>
          </table:table-cell>
          <table:table-cell office:value-type="float" office:value="285.20313563" calcext:value-type="float">
            <text:p>285.20313563</text:p>
          </table:table-cell>
          <table:table-cell office:value-type="float" office:value="285.20297663" calcext:value-type="float">
            <text:p>285.20297663</text:p>
          </table:table-cell>
          <table:table-cell office:value-type="float" office:value="285.20302394" calcext:value-type="float">
            <text:p>285.20302394</text:p>
          </table:table-cell>
          <table:table-cell office:value-type="float" office:value="285.20320038" calcext:value-type="float">
            <text:p>285.20320038</text:p>
          </table:table-cell>
          <table:table-cell office:value-type="float" office:value="285.20301318" calcext:value-type="float">
            <text:p>285.20301318</text:p>
          </table:table-cell>
          <table:table-cell office:value-type="float" office:value="285.20315823" calcext:value-type="float">
            <text:p>285.20315823</text:p>
          </table:table-cell>
          <table:table-cell office:value-type="float" office:value="285.20304384" calcext:value-type="float">
            <text:p>285.20304384</text:p>
          </table:table-cell>
          <table:table-cell office:value-type="float" office:value="285.20314624" calcext:value-type="float">
            <text:p>285.20314624</text:p>
          </table:table-cell>
          <table:table-cell office:value-type="float" office:value="285.20313279" calcext:value-type="float">
            <text:p>285.20313279</text:p>
          </table:table-cell>
          <table:table-cell office:value-type="float" office:value="285.20318445" calcext:value-type="float">
            <text:p>285.20318445</text:p>
          </table:table-cell>
          <table:table-cell office:value-type="float" office:value="285.20326074" calcext:value-type="float">
            <text:p>285.20326074</text:p>
          </table:table-cell>
          <table:table-cell office:value-type="float" office:value="285.20333873" calcext:value-type="float">
            <text:p>285.20333873</text:p>
          </table:table-cell>
          <table:table-cell office:value-type="float" office:value="285.20335507" calcext:value-type="float">
            <text:p>285.20335507</text:p>
          </table:table-cell>
          <table:table-cell office:value-type="float" office:value="285.20327141" calcext:value-type="float">
            <text:p>285.20327141</text:p>
          </table:table-cell>
          <table:table-cell office:value-type="float" office:value="285.20326395" calcext:value-type="float">
            <text:p>285.20326395</text:p>
          </table:table-cell>
          <table:table-cell office:value-type="float" office:value="285.20322362" calcext:value-type="float">
            <text:p>285.20322362</text:p>
          </table:table-cell>
          <table:table-cell office:value-type="float" office:value="285.2033693" calcext:value-type="float">
            <text:p>285.2033693</text:p>
          </table:table-cell>
          <table:table-cell office:value-type="float" office:value="285.20327395" calcext:value-type="float">
            <text:p>285.20327395</text:p>
          </table:table-cell>
          <table:table-cell office:value-type="float" office:value="285.2031519" calcext:value-type="float">
            <text:p>285.2031519</text:p>
          </table:table-cell>
          <table:table-cell office:value-type="float" office:value="285.20321017" calcext:value-type="float">
            <text:p>285.20321017</text:p>
          </table:table-cell>
          <table:table-cell office:value-type="float" office:value="285.2033883" calcext:value-type="float">
            <text:p>285.203388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.14403392" calcext:value-type="float">
            <text:p>299.14403392</text:p>
          </table:table-cell>
          <table:table-cell office:value-type="float" office:value="299.14387165" calcext:value-type="float">
            <text:p>299.14387165</text:p>
          </table:table-cell>
          <table:table-cell office:value-type="float" office:value="299.1439643" calcext:value-type="float">
            <text:p>299.1439643</text:p>
          </table:table-cell>
          <table:table-cell office:value-type="float" office:value="299.14302831" calcext:value-type="float">
            <text:p>299.14302831</text:p>
          </table:table-cell>
          <table:table-cell office:value-type="float" office:value="299.1439234" calcext:value-type="float">
            <text:p>299.1439234</text:p>
          </table:table-cell>
          <table:table-cell office:value-type="float" office:value="299.1435899" calcext:value-type="float">
            <text:p>299.1435899</text:p>
          </table:table-cell>
          <table:table-cell office:value-type="float" office:value="299.14361277" calcext:value-type="float">
            <text:p>299.14361277</text:p>
          </table:table-cell>
          <table:table-cell office:value-type="float" office:value="299.14399331" calcext:value-type="float">
            <text:p>299.14399331</text:p>
          </table:table-cell>
          <table:table-cell office:value-type="float" office:value="299.14390204" calcext:value-type="float">
            <text:p>299.14390204</text:p>
          </table:table-cell>
          <table:table-cell office:value-type="float" office:value="299.14380292" calcext:value-type="float">
            <text:p>299.14380292</text:p>
          </table:table-cell>
          <table:table-cell office:value-type="float" office:value="299.14410163" calcext:value-type="float">
            <text:p>299.14410163</text:p>
          </table:table-cell>
          <table:table-cell office:value-type="float" office:value="299.14400233" calcext:value-type="float">
            <text:p>299.14400233</text:p>
          </table:table-cell>
          <table:table-cell office:value-type="float" office:value="299.14369564" calcext:value-type="float">
            <text:p>299.14369564</text:p>
          </table:table-cell>
          <table:table-cell office:value-type="float" office:value="299.14390263" calcext:value-type="float">
            <text:p>299.14390263</text:p>
          </table:table-cell>
          <table:table-cell office:value-type="float" office:value="299.14395198" calcext:value-type="float">
            <text:p>299.14395198</text:p>
          </table:table-cell>
          <table:table-cell office:value-type="float" office:value="299.14406062" calcext:value-type="float">
            <text:p>299.14406062</text:p>
          </table:table-cell>
          <table:table-cell office:value-type="float" office:value="299.1440969" calcext:value-type="float">
            <text:p>299.1440969</text:p>
          </table:table-cell>
          <table:table-cell office:value-type="float" office:value="299.14380784" calcext:value-type="float">
            <text:p>299.14380784</text:p>
          </table:table-cell>
          <table:table-cell office:value-type="float" office:value="299.14385142" calcext:value-type="float">
            <text:p>299.14385142</text:p>
          </table:table-cell>
          <table:table-cell office:value-type="float" office:value="299.14374809" calcext:value-type="float">
            <text:p>299.14374809</text:p>
          </table:table-cell>
          <table:table-cell office:value-type="float" office:value="299.14392166" calcext:value-type="float">
            <text:p>299.14392166</text:p>
          </table:table-cell>
          <table:table-cell office:value-type="float" office:value="299.14363321" calcext:value-type="float">
            <text:p>299.14363321</text:p>
          </table:table-cell>
          <table:table-cell office:value-type="float" office:value="299.14411378" calcext:value-type="float">
            <text:p>299.14411378</text:p>
          </table:table-cell>
          <table:table-cell office:value-type="float" office:value="299.14396882" calcext:value-type="float">
            <text:p>299.14396882</text:p>
          </table:table-cell>
          <table:table-cell office:value-type="float" office:value="299.14392736" calcext:value-type="float">
            <text:p>299.14392736</text:p>
          </table:table-cell>
          <table:table-cell office:value-type="float" office:value="299.14394398" calcext:value-type="float">
            <text:p>299.14394398</text:p>
          </table:table-cell>
          <table:table-cell office:value-type="float" office:value="299.14420514" calcext:value-type="float">
            <text:p>299.14420514</text:p>
          </table:table-cell>
          <table:table-cell office:value-type="float" office:value="299.14425106" calcext:value-type="float">
            <text:p>299.14425106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.04892064" calcext:value-type="float">
            <text:p>302.04892064</text:p>
          </table:table-cell>
          <table:table-cell office:value-type="float" office:value="302.98589394" calcext:value-type="float">
            <text:p>302.98589394</text:p>
          </table:table-cell>
          <table:table-cell office:value-type="float" office:value="302.98585441" calcext:value-type="float">
            <text:p>302.98585441</text:p>
          </table:table-cell>
          <table:table-cell office:value-type="float" office:value="302.98585888" calcext:value-type="float">
            <text:p>302.98585888</text:p>
          </table:table-cell>
          <table:table-cell office:value-type="float" office:value="302.98580184" calcext:value-type="float">
            <text:p>302.98580184</text:p>
          </table:table-cell>
          <table:table-cell office:value-type="float" office:value="302.98580022" calcext:value-type="float">
            <text:p>302.98580022</text:p>
          </table:table-cell>
          <table:table-cell office:value-type="float" office:value="302.98570318" calcext:value-type="float">
            <text:p>302.98570318</text:p>
          </table:table-cell>
          <table:table-cell office:value-type="float" office:value="302.98578231" calcext:value-type="float">
            <text:p>302.98578231</text:p>
          </table:table-cell>
          <table:table-cell office:value-type="float" office:value="302.98575592" calcext:value-type="float">
            <text:p>302.98575592</text:p>
          </table:table-cell>
          <table:table-cell office:value-type="float" office:value="302.98583808" calcext:value-type="float">
            <text:p>302.98583808</text:p>
          </table:table-cell>
          <table:table-cell office:value-type="float" office:value="302.98594051" calcext:value-type="float">
            <text:p>302.98594051</text:p>
          </table:table-cell>
          <table:table-cell office:value-type="float" office:value="302.98579604" calcext:value-type="float">
            <text:p>302.98579604</text:p>
          </table:table-cell>
          <table:table-cell office:value-type="float" office:value="302.98602368" calcext:value-type="float">
            <text:p>302.98602368</text:p>
          </table:table-cell>
          <table:table-cell office:value-type="float" office:value="302.9859272" calcext:value-type="float">
            <text:p>302.9859272</text:p>
          </table:table-cell>
          <table:table-cell office:value-type="float" office:value="302.98587015" calcext:value-type="float">
            <text:p>302.98587015</text:p>
          </table:table-cell>
          <table:table-cell office:value-type="float" office:value="302.97413772" calcext:value-type="float">
            <text:p>302.97413772</text:p>
          </table:table-cell>
          <table:table-cell office:value-type="float" office:value="302.98598566" calcext:value-type="float">
            <text:p>302.98598566</text:p>
          </table:table-cell>
          <table:table-cell office:value-type="float" office:value="302.98605723" calcext:value-type="float">
            <text:p>302.98605723</text:p>
          </table:table-cell>
          <table:table-cell office:value-type="float" office:value="302.98582671" calcext:value-type="float">
            <text:p>302.98582671</text:p>
          </table:table-cell>
          <table:table-cell office:value-type="float" office:value="302.98582711" calcext:value-type="float">
            <text:p>302.98582711</text:p>
          </table:table-cell>
          <table:table-cell office:value-type="float" office:value="302.98616163" calcext:value-type="float">
            <text:p>302.98616163</text:p>
          </table:table-cell>
          <table:table-cell office:value-type="float" office:value="302.98597903" calcext:value-type="float">
            <text:p>302.98597903</text:p>
          </table:table-cell>
          <table:table-cell office:value-type="float" office:value="302.97373643" calcext:value-type="float">
            <text:p>302.97373643</text:p>
          </table:table-cell>
          <table:table-cell office:value-type="float" office:value="302.98607457" calcext:value-type="float">
            <text:p>302.98607457</text:p>
          </table:table-cell>
          <table:table-cell office:value-type="float" office:value="302.98595144" calcext:value-type="float">
            <text:p>302.98595144</text:p>
          </table:table-cell>
          <table:table-cell office:value-type="float" office:value="302.98617017" calcext:value-type="float">
            <text:p>302.98617017</text:p>
          </table:table-cell>
          <table:table-cell office:value-type="float" office:value="302.98595147" calcext:value-type="float">
            <text:p>302.98595147</text:p>
          </table:table-cell>
          <table:table-cell office:value-type="float" office:value="302.98606876" calcext:value-type="float">
            <text:p>302.98606876</text:p>
          </table:table-cell>
          <table:table-cell office:value-type="float" office:value="302.98589471" calcext:value-type="float">
            <text:p>302.98589471</text:p>
          </table:table-cell>
          <table:table-cell office:value-type="float" office:value="302.98549378" calcext:value-type="float">
            <text:p>302.98549378</text:p>
          </table:table-cell>
          <table:table-cell office:value-type="float" office:value="302.98591762" calcext:value-type="float">
            <text:p>302.98591762</text:p>
          </table:table-cell>
          <table:table-cell office:value-type="float" office:value="302.98612878" calcext:value-type="float">
            <text:p>302.9861287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.04875025" calcext:value-type="float">
            <text:p>305.04875025</text:p>
          </table:table-cell>
          <table:table-cell office:value-type="float" office:value="305.04906943" calcext:value-type="float">
            <text:p>305.04906943</text:p>
          </table:table-cell>
          <table:table-cell office:value-type="float" office:value="305.04887923" calcext:value-type="float">
            <text:p>305.04887923</text:p>
          </table:table-cell>
          <table:table-cell office:value-type="float" office:value="305.04894164" calcext:value-type="float">
            <text:p>305.04894164</text:p>
          </table:table-cell>
          <table:table-cell office:value-type="float" office:value="305.04908067" calcext:value-type="float">
            <text:p>305.04908067</text:p>
          </table:table-cell>
          <table:table-cell office:value-type="float" office:value="305.0487639" calcext:value-type="float">
            <text:p>305.0487639</text:p>
          </table:table-cell>
          <table:table-cell office:value-type="float" office:value="305.04906664" calcext:value-type="float">
            <text:p>305.04906664</text:p>
          </table:table-cell>
          <table:table-cell office:value-type="float" office:value="305.04886528" calcext:value-type="float">
            <text:p>305.04886528</text:p>
          </table:table-cell>
          <table:table-cell office:value-type="float" office:value="305.04902083" calcext:value-type="float">
            <text:p>305.04902083</text:p>
          </table:table-cell>
          <table:table-cell office:value-type="float" office:value="305.0490292" calcext:value-type="float">
            <text:p>305.0490292</text:p>
          </table:table-cell>
          <table:table-cell office:value-type="float" office:value="308.55480177" calcext:value-type="float">
            <text:p>308.55480177</text:p>
          </table:table-cell>
          <table:table-cell office:value-type="float" office:value="308.56774728" calcext:value-type="float">
            <text:p>308.56774728</text:p>
          </table:table-cell>
          <table:table-cell office:value-type="float" office:value="308.56296412" calcext:value-type="float">
            <text:p>308.56296412</text:p>
          </table:table-cell>
          <table:table-cell office:value-type="float" office:value="308.5558139" calcext:value-type="float">
            <text:p>308.5558139</text:p>
          </table:table-cell>
          <table:table-cell office:value-type="float" office:value="308.56769728" calcext:value-type="float">
            <text:p>308.56769728</text:p>
          </table:table-cell>
          <table:table-cell office:value-type="float" office:value="308.5674551" calcext:value-type="float">
            <text:p>308.5674551</text:p>
          </table:table-cell>
          <table:table-cell office:value-type="float" office:value="308.55503336" calcext:value-type="float">
            <text:p>308.55503336</text:p>
          </table:table-cell>
          <table:table-cell office:value-type="float" office:value="308.56744218" calcext:value-type="float">
            <text:p>308.56744218</text:p>
          </table:table-cell>
          <table:table-cell office:value-type="float" office:value="308.56757888" calcext:value-type="float">
            <text:p>308.56757888</text:p>
          </table:table-cell>
          <table:table-cell office:value-type="float" office:value="308.56742018" calcext:value-type="float">
            <text:p>308.56742018</text:p>
          </table:table-cell>
          <table:table-cell office:value-type="float" office:value="308.56769828" calcext:value-type="float">
            <text:p>308.56769828</text:p>
          </table:table-cell>
          <table:table-cell office:value-type="float" office:value="308.56771092" calcext:value-type="float">
            <text:p>308.56771092</text:p>
          </table:table-cell>
          <table:table-cell office:value-type="float" office:value="308.56777586" calcext:value-type="float">
            <text:p>308.56777586</text:p>
          </table:table-cell>
          <table:table-cell office:value-type="float" office:value="308.56749157" calcext:value-type="float">
            <text:p>308.56749157</text:p>
          </table:table-cell>
          <table:table-cell office:value-type="float" office:value="308.56756473" calcext:value-type="float">
            <text:p>308.56756473</text:p>
          </table:table-cell>
          <table:table-cell office:value-type="float" office:value="308.56775595" calcext:value-type="float">
            <text:p>308.56775595</text:p>
          </table:table-cell>
          <table:table-cell office:value-type="float" office:value="308.55503563" calcext:value-type="float">
            <text:p>308.55503563</text:p>
          </table:table-cell>
          <table:table-cell office:value-type="float" office:value="308.56762574" calcext:value-type="float">
            <text:p>308.56762574</text:p>
          </table:table-cell>
          <table:table-cell office:value-type="float" office:value="308.56771455" calcext:value-type="float">
            <text:p>308.56771455</text:p>
          </table:table-cell>
          <table:table-cell office:value-type="float" office:value="308.56790485" calcext:value-type="float">
            <text:p>308.56790485</text:p>
          </table:table-cell>
          <table:table-cell office:value-type="float" office:value="308.56765039" calcext:value-type="float">
            <text:p>308.56765039</text:p>
          </table:table-cell>
          <table:table-cell office:value-type="float" office:value="308.56785175" calcext:value-type="float">
            <text:p>308.56785175</text:p>
          </table:table-cell>
          <table:table-cell office:value-type="float" office:value="308.56787664" calcext:value-type="float">
            <text:p>308.56787664</text:p>
          </table:table-cell>
          <table:table-cell office:value-type="float" office:value="308.55535718" calcext:value-type="float">
            <text:p>308.55535718</text:p>
          </table:table-cell>
          <table:table-cell office:value-type="float" office:value="308.56643101" calcext:value-type="float">
            <text:p>308.56643101</text:p>
          </table:table-cell>
          <table:table-cell office:value-type="float" office:value="308.56790269" calcext:value-type="float">
            <text:p>308.5679026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.25324153" calcext:value-type="float">
            <text:p>307.25324153</text:p>
          </table:table-cell>
          <table:table-cell office:value-type="float" office:value="307.41915061" calcext:value-type="float">
            <text:p>307.41915061</text:p>
          </table:table-cell>
          <table:table-cell office:value-type="float" office:value="307.49401423" calcext:value-type="float">
            <text:p>307.49401423</text:p>
          </table:table-cell>
          <table:table-cell office:value-type="float" office:value="307.49395742" calcext:value-type="float">
            <text:p>307.49395742</text:p>
          </table:table-cell>
          <table:table-cell office:value-type="float" office:value="307.49415434" calcext:value-type="float">
            <text:p>307.49415434</text:p>
          </table:table-cell>
          <table:table-cell office:value-type="float" office:value="317.28510784" calcext:value-type="float">
            <text:p>317.28510784</text:p>
          </table:table-cell>
          <table:table-cell office:value-type="float" office:value="317.28082808" calcext:value-type="float">
            <text:p>317.28082808</text:p>
          </table:table-cell>
          <table:table-cell office:value-type="float" office:value="317.294093" calcext:value-type="float">
            <text:p>317.294093</text:p>
          </table:table-cell>
          <table:table-cell office:value-type="float" office:value="317.28092649" calcext:value-type="float">
            <text:p>317.28092649</text:p>
          </table:table-cell>
          <table:table-cell office:value-type="float" office:value="317.2940787" calcext:value-type="float">
            <text:p>317.2940787</text:p>
          </table:table-cell>
          <table:table-cell office:value-type="float" office:value="317.29416981" calcext:value-type="float">
            <text:p>317.29416981</text:p>
          </table:table-cell>
          <table:table-cell office:value-type="float" office:value="317.28874358" calcext:value-type="float">
            <text:p>317.28874358</text:p>
          </table:table-cell>
          <table:table-cell office:value-type="float" office:value="317.29405824" calcext:value-type="float">
            <text:p>317.29405824</text:p>
          </table:table-cell>
          <table:table-cell office:value-type="float" office:value="317.29427103" calcext:value-type="float">
            <text:p>317.29427103</text:p>
          </table:table-cell>
          <table:table-cell office:value-type="float" office:value="317.29429261" calcext:value-type="float">
            <text:p>317.29429261</text:p>
          </table:table-cell>
          <table:table-cell office:value-type="float" office:value="317.29411065" calcext:value-type="float">
            <text:p>317.29411065</text:p>
          </table:table-cell>
          <table:table-cell office:value-type="float" office:value="317.28412652" calcext:value-type="float">
            <text:p>317.28412652</text:p>
          </table:table-cell>
          <table:table-cell office:value-type="float" office:value="317.29412873" calcext:value-type="float">
            <text:p>317.29412873</text:p>
          </table:table-cell>
          <table:table-cell office:value-type="float" office:value="317.28201777" calcext:value-type="float">
            <text:p>317.28201777</text:p>
          </table:table-cell>
          <table:table-cell office:value-type="float" office:value="317.29417147" calcext:value-type="float">
            <text:p>317.29417147</text:p>
          </table:table-cell>
          <table:table-cell office:value-type="float" office:value="317.28592731" calcext:value-type="float">
            <text:p>317.28592731</text:p>
          </table:table-cell>
          <table:table-cell office:value-type="float" office:value="317.294233" calcext:value-type="float">
            <text:p>317.294233</text:p>
          </table:table-cell>
          <table:table-cell office:value-type="float" office:value="317.2943016" calcext:value-type="float">
            <text:p>317.2943016</text:p>
          </table:table-cell>
          <table:table-cell office:value-type="float" office:value="317.29410919" calcext:value-type="float">
            <text:p>317.29410919</text:p>
          </table:table-cell>
          <table:table-cell office:value-type="float" office:value="317.29433365" calcext:value-type="float">
            <text:p>317.29433365</text:p>
          </table:table-cell>
          <table:table-cell office:value-type="float" office:value="317.29408925" calcext:value-type="float">
            <text:p>317.29408925</text:p>
          </table:table-cell>
          <table:table-cell office:value-type="float" office:value="317.29436101" calcext:value-type="float">
            <text:p>317.29436101</text:p>
          </table:table-cell>
          <table:table-cell office:value-type="float" office:value="317.29419211" calcext:value-type="float">
            <text:p>317.29419211</text:p>
          </table:table-cell>
          <table:table-cell office:value-type="float" office:value="317.2942561" calcext:value-type="float">
            <text:p>317.2942561</text:p>
          </table:table-cell>
          <table:table-cell office:value-type="float" office:value="317.29446956" calcext:value-type="float">
            <text:p>317.29446956</text:p>
          </table:table-cell>
          <table:table-cell office:value-type="float" office:value="317.29425202" calcext:value-type="float">
            <text:p>317.29425202</text:p>
          </table:table-cell>
          <table:table-cell office:value-type="float" office:value="317.29433384" calcext:value-type="float">
            <text:p>317.29433384</text:p>
          </table:table-cell>
          <table:table-cell office:value-type="float" office:value="317.29406321" calcext:value-type="float">
            <text:p>317.29406321</text:p>
          </table:table-cell>
          <table:table-cell office:value-type="float" office:value="317.29447671" calcext:value-type="float">
            <text:p>317.29447671</text:p>
          </table:table-cell>
          <table:table-cell office:value-type="float" office:value="317.29453545" calcext:value-type="float">
            <text:p>317.29453545</text:p>
          </table:table-cell>
          <table:table-cell office:value-type="float" office:value="317.29460005" calcext:value-type="float">
            <text:p>317.29460005</text:p>
          </table:table-cell>
          <table:table-cell office:value-type="float" office:value="317.2944765" calcext:value-type="float">
            <text:p>317.2944765</text:p>
          </table:table-cell>
          <table:table-cell office:value-type="float" office:value="317.29451396" calcext:value-type="float">
            <text:p>317.29451396</text:p>
          </table:table-cell>
          <table:table-cell office:value-type="float" office:value="317.29431634" calcext:value-type="float">
            <text:p>317.29431634</text:p>
          </table:table-cell>
          <table:table-cell office:value-type="float" office:value="317.29422744" calcext:value-type="float">
            <text:p>317.2942274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.16501325" calcext:value-type="float">
            <text:p>310.16501325</text:p>
          </table:table-cell>
          <table:table-cell office:value-type="float" office:value="310.172633" calcext:value-type="float">
            <text:p>310.172633</text:p>
          </table:table-cell>
          <table:table-cell office:value-type="float" office:value="310.1726561" calcext:value-type="float">
            <text:p>310.1726561</text:p>
          </table:table-cell>
          <table:table-cell office:value-type="float" office:value="310.17250466" calcext:value-type="float">
            <text:p>310.17250466</text:p>
          </table:table-cell>
          <table:table-cell office:value-type="float" office:value="310.17259827" calcext:value-type="float">
            <text:p>310.17259827</text:p>
          </table:table-cell>
          <table:table-cell office:value-type="float" office:value="310.17257275" calcext:value-type="float">
            <text:p>310.17257275</text:p>
          </table:table-cell>
          <table:table-cell office:value-type="float" office:value="310.17276864" calcext:value-type="float">
            <text:p>310.17276864</text:p>
          </table:table-cell>
          <table:table-cell office:value-type="float" office:value="313.53441014" calcext:value-type="float">
            <text:p>313.53441014</text:p>
          </table:table-cell>
          <table:table-cell office:value-type="float" office:value="313.5340837" calcext:value-type="float">
            <text:p>313.5340837</text:p>
          </table:table-cell>
          <table:table-cell office:value-type="float" office:value="323.17290515" calcext:value-type="float">
            <text:p>323.17290515</text:p>
          </table:table-cell>
          <table:table-cell office:value-type="float" office:value="323.1728759" calcext:value-type="float">
            <text:p>323.1728759</text:p>
          </table:table-cell>
          <table:table-cell office:value-type="float" office:value="323.17275235" calcext:value-type="float">
            <text:p>323.17275235</text:p>
          </table:table-cell>
          <table:table-cell office:value-type="float" office:value="323.17259573" calcext:value-type="float">
            <text:p>323.17259573</text:p>
          </table:table-cell>
          <table:table-cell office:value-type="float" office:value="323.17294476" calcext:value-type="float">
            <text:p>323.17294476</text:p>
          </table:table-cell>
          <table:table-cell office:value-type="float" office:value="323.17289156" calcext:value-type="float">
            <text:p>323.17289156</text:p>
          </table:table-cell>
          <table:table-cell office:value-type="float" office:value="323.17272641" calcext:value-type="float">
            <text:p>323.17272641</text:p>
          </table:table-cell>
          <table:table-cell office:value-type="float" office:value="323.16030684" calcext:value-type="float">
            <text:p>323.16030684</text:p>
          </table:table-cell>
          <table:table-cell office:value-type="float" office:value="323.17299903" calcext:value-type="float">
            <text:p>323.17299903</text:p>
          </table:table-cell>
          <table:table-cell office:value-type="float" office:value="323.17282341" calcext:value-type="float">
            <text:p>323.17282341</text:p>
          </table:table-cell>
          <table:table-cell office:value-type="float" office:value="323.17296955" calcext:value-type="float">
            <text:p>323.17296955</text:p>
          </table:table-cell>
          <table:table-cell office:value-type="float" office:value="323.17262681" calcext:value-type="float">
            <text:p>323.17262681</text:p>
          </table:table-cell>
          <table:table-cell office:value-type="float" office:value="323.17292436" calcext:value-type="float">
            <text:p>323.17292436</text:p>
          </table:table-cell>
          <table:table-cell office:value-type="float" office:value="323.17305062" calcext:value-type="float">
            <text:p>323.17305062</text:p>
          </table:table-cell>
          <table:table-cell office:value-type="float" office:value="323.17304816" calcext:value-type="float">
            <text:p>323.17304816</text:p>
          </table:table-cell>
          <table:table-cell office:value-type="float" office:value="323.17296979" calcext:value-type="float">
            <text:p>323.17296979</text:p>
          </table:table-cell>
          <table:table-cell office:value-type="float" office:value="323.16004408" calcext:value-type="float">
            <text:p>323.16004408</text:p>
          </table:table-cell>
          <table:table-cell office:value-type="float" office:value="323.17306024" calcext:value-type="float">
            <text:p>323.17306024</text:p>
          </table:table-cell>
          <table:table-cell office:value-type="float" office:value="325.81371779" calcext:value-type="float">
            <text:p>325.81371779</text:p>
          </table:table-cell>
          <table:table-cell office:value-type="float" office:value="325.81335883" calcext:value-type="float">
            <text:p>325.81335883</text:p>
          </table:table-cell>
          <table:table-cell office:value-type="float" office:value="325.81200991" calcext:value-type="float">
            <text:p>325.81200991</text:p>
          </table:table-cell>
          <table:table-cell office:value-type="float" office:value="325.81367281" calcext:value-type="float">
            <text:p>325.81367281</text:p>
          </table:table-cell>
          <table:table-cell office:value-type="float" office:value="325.80117253" calcext:value-type="float">
            <text:p>325.80117253</text:p>
          </table:table-cell>
          <table:table-cell office:value-type="float" office:value="325.80170994" calcext:value-type="float">
            <text:p>325.80170994</text:p>
          </table:table-cell>
          <table:table-cell office:value-type="float" office:value="325.81375761" calcext:value-type="float">
            <text:p>325.81375761</text:p>
          </table:table-cell>
          <table:table-cell office:value-type="float" office:value="325.81361774" calcext:value-type="float">
            <text:p>325.81361774</text:p>
          </table:table-cell>
          <table:table-cell office:value-type="float" office:value="325.88646677" calcext:value-type="float">
            <text:p>325.88646677</text:p>
          </table:table-cell>
          <table:table-cell office:value-type="float" office:value="325.88666047" calcext:value-type="float">
            <text:p>325.88666047</text:p>
          </table:table-cell>
          <table:table-cell office:value-type="float" office:value="325.88668423" calcext:value-type="float">
            <text:p>325.88668423</text:p>
          </table:table-cell>
          <table:table-cell office:value-type="float" office:value="325.8868024" calcext:value-type="float">
            <text:p>325.8868024</text:p>
          </table:table-cell>
          <table:table-cell office:value-type="float" office:value="325.8865573" calcext:value-type="float">
            <text:p>325.8865573</text:p>
          </table:table-cell>
          <table:table-cell office:value-type="float" office:value="325.88669866" calcext:value-type="float">
            <text:p>325.88669866</text:p>
          </table:table-cell>
          <table:table-cell office:value-type="float" office:value="325.88108811" calcext:value-type="float">
            <text:p>325.88108811</text:p>
          </table:table-cell>
          <table:table-cell office:value-type="float" office:value="325.88205704" calcext:value-type="float">
            <text:p>325.88205704</text:p>
          </table:table-cell>
          <table:table-cell office:value-type="float" office:value="325.88598808" calcext:value-type="float">
            <text:p>325.8859880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.36420504" calcext:value-type="float">
            <text:p>316.36420504</text:p>
          </table:table-cell>
          <table:table-cell office:value-type="float" office:value="316.37490709" calcext:value-type="float">
            <text:p>316.37490709</text:p>
          </table:table-cell>
          <table:table-cell office:value-type="float" office:value="316.36242759" calcext:value-type="float">
            <text:p>316.36242759</text:p>
          </table:table-cell>
          <table:table-cell office:value-type="float" office:value="316.35747373" calcext:value-type="float">
            <text:p>316.35747373</text:p>
          </table:table-cell>
          <table:table-cell office:value-type="float" office:value="316.37500793" calcext:value-type="float">
            <text:p>316.37500793</text:p>
          </table:table-cell>
          <table:table-cell office:value-type="float" office:value="318.15384651" calcext:value-type="float">
            <text:p>318.15384651</text:p>
          </table:table-cell>
          <table:table-cell office:value-type="float" office:value="318.15411607" calcext:value-type="float">
            <text:p>318.15411607</text:p>
          </table:table-cell>
          <table:table-cell office:value-type="float" office:value="318.15413305" calcext:value-type="float">
            <text:p>318.15413305</text:p>
          </table:table-cell>
          <table:table-cell office:value-type="float" office:value="318.15384366" calcext:value-type="float">
            <text:p>318.15384366</text:p>
          </table:table-cell>
          <table:table-cell office:value-type="float" office:value="318.14146723" calcext:value-type="float">
            <text:p>318.14146723</text:p>
          </table:table-cell>
          <table:table-cell office:value-type="float" office:value="318.15423089" calcext:value-type="float">
            <text:p>318.15423089</text:p>
          </table:table-cell>
          <table:table-cell office:value-type="float" office:value="318.15371446" calcext:value-type="float">
            <text:p>318.15371446</text:p>
          </table:table-cell>
          <table:table-cell office:value-type="float" office:value="318.14157942" calcext:value-type="float">
            <text:p>318.14157942</text:p>
          </table:table-cell>
          <table:table-cell office:value-type="float" office:value="318.60498389" calcext:value-type="float">
            <text:p>318.60498389</text:p>
          </table:table-cell>
          <table:table-cell office:value-type="float" office:value="318.60515125" calcext:value-type="float">
            <text:p>318.60515125</text:p>
          </table:table-cell>
          <table:table-cell office:value-type="float" office:value="318.60529268" calcext:value-type="float">
            <text:p>318.60529268</text:p>
          </table:table-cell>
          <table:table-cell office:value-type="float" office:value="320.08357606" calcext:value-type="float">
            <text:p>320.08357606</text:p>
          </table:table-cell>
          <table:table-cell office:value-type="float" office:value="320.35520309" calcext:value-type="float">
            <text:p>320.35520309</text:p>
          </table:table-cell>
          <table:table-cell office:value-type="float" office:value="320.82980967" calcext:value-type="float">
            <text:p>320.82980967</text:p>
          </table:table-cell>
          <table:table-cell office:value-type="float" office:value="320.82121673" calcext:value-type="float">
            <text:p>320.82121673</text:p>
          </table:table-cell>
          <table:table-cell office:value-type="float" office:value="320.80823962" calcext:value-type="float">
            <text:p>320.80823962</text:p>
          </table:table-cell>
          <table:table-cell office:value-type="float" office:value="320.8299308" calcext:value-type="float">
            <text:p>320.8299308</text:p>
          </table:table-cell>
          <table:table-cell office:value-type="float" office:value="320.82987189" calcext:value-type="float">
            <text:p>320.82987189</text:p>
          </table:table-cell>
          <table:table-cell office:value-type="float" office:value="320.81704796" calcext:value-type="float">
            <text:p>320.81704796</text:p>
          </table:table-cell>
          <table:table-cell office:value-type="float" office:value="320.82982141" calcext:value-type="float">
            <text:p>320.82982141</text:p>
          </table:table-cell>
          <table:table-cell office:value-type="float" office:value="320.82952515" calcext:value-type="float">
            <text:p>320.82952515</text:p>
          </table:table-cell>
          <table:table-cell office:value-type="float" office:value="320.81696592" calcext:value-type="float">
            <text:p>320.81696592</text:p>
          </table:table-cell>
          <table:table-cell office:value-type="float" office:value="320.82962859" calcext:value-type="float">
            <text:p>320.82962859</text:p>
          </table:table-cell>
          <table:table-cell office:value-type="float" office:value="320.82994441" calcext:value-type="float">
            <text:p>320.82994441</text:p>
          </table:table-cell>
          <table:table-cell office:value-type="float" office:value="320.82993745" calcext:value-type="float">
            <text:p>320.82993745</text:p>
          </table:table-cell>
          <table:table-cell office:value-type="float" office:value="320.83003505" calcext:value-type="float">
            <text:p>320.83003505</text:p>
          </table:table-cell>
          <table:table-cell office:value-type="float" office:value="321.20929359" calcext:value-type="float">
            <text:p>321.20929359</text:p>
          </table:table-cell>
          <table:table-cell office:value-type="float" office:value="322.07934019" calcext:value-type="float">
            <text:p>322.07934019</text:p>
          </table:table-cell>
          <table:table-cell office:value-type="float" office:value="322.07907303" calcext:value-type="float">
            <text:p>322.07907303</text:p>
          </table:table-cell>
          <table:table-cell office:value-type="float" office:value="322.07915901" calcext:value-type="float">
            <text:p>322.07915901</text:p>
          </table:table-cell>
          <table:table-cell office:value-type="float" office:value="322.07906911" calcext:value-type="float">
            <text:p>322.07906911</text:p>
          </table:table-cell>
          <table:table-cell office:value-type="float" office:value="322.07903626" calcext:value-type="float">
            <text:p>322.07903626</text:p>
          </table:table-cell>
          <table:table-cell office:value-type="float" office:value="322.07937172" calcext:value-type="float">
            <text:p>322.07937172</text:p>
          </table:table-cell>
          <table:table-cell office:value-type="float" office:value="322.06664368" calcext:value-type="float">
            <text:p>322.06664368</text:p>
          </table:table-cell>
          <table:table-cell office:value-type="float" office:value="322.07927018" calcext:value-type="float">
            <text:p>322.07927018</text:p>
          </table:table-cell>
          <table:table-cell office:value-type="float" office:value="322.07949828" calcext:value-type="float">
            <text:p>322.07949828</text:p>
          </table:table-cell>
          <table:table-cell office:value-type="float" office:value="322.0768814" calcext:value-type="float">
            <text:p>322.0768814</text:p>
          </table:table-cell>
          <table:table-cell office:value-type="float" office:value="322.0795896" calcext:value-type="float">
            <text:p>322.0795896</text:p>
          </table:table-cell>
          <table:table-cell office:value-type="float" office:value="322.07929208" calcext:value-type="float">
            <text:p>322.07929208</text:p>
          </table:table-cell>
          <table:table-cell office:value-type="float" office:value="322.07955073" calcext:value-type="float">
            <text:p>322.07955073</text:p>
          </table:table-cell>
          <table:table-cell office:value-type="float" office:value="322.07925778" calcext:value-type="float">
            <text:p>322.07925778</text:p>
          </table:table-cell>
          <table:table-cell office:value-type="float" office:value="322.07946804" calcext:value-type="float">
            <text:p>322.07946804</text:p>
          </table:table-cell>
          <table:table-cell office:value-type="float" office:value="322.0794447" calcext:value-type="float">
            <text:p>322.07944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64934792" calcext:value-type="float">
            <text:p>263.6493479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.49461786" calcext:value-type="float">
            <text:p>263.49461786</text:p>
          </table:table-cell>
          <table:table-cell office:value-type="float" office:value="263.78045543" calcext:value-type="float">
            <text:p>263.78045543</text:p>
          </table:table-cell>
          <table:table-cell office:value-type="float" office:value="287.4789278" calcext:value-type="float">
            <text:p>287.4789278</text:p>
          </table:table-cell>
          <table:table-cell office:value-type="float" office:value="287.47852812" calcext:value-type="float">
            <text:p>287.4785281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.46828882" calcext:value-type="float">
            <text:p>264.46828882</text:p>
          </table:table-cell>
          <table:table-cell office:value-type="float" office:value="265.39621423" calcext:value-type="float">
            <text:p>265.39621423</text:p>
          </table:table-cell>
          <table:table-cell office:value-type="float" office:value="265.39651227" calcext:value-type="float">
            <text:p>265.39651227</text:p>
          </table:table-cell>
          <table:table-cell office:value-type="float" office:value="265.39675455" calcext:value-type="float">
            <text:p>265.39675455</text:p>
          </table:table-cell>
          <table:table-cell office:value-type="float" office:value="265.39685149" calcext:value-type="float">
            <text:p>265.39685149</text:p>
          </table:table-cell>
          <table:table-cell office:value-type="float" office:value="265.39700915" calcext:value-type="float">
            <text:p>265.39700915</text:p>
          </table:table-cell>
          <table:table-cell office:value-type="float" office:value="265.39651332" calcext:value-type="float">
            <text:p>265.39651332</text:p>
          </table:table-cell>
          <table:table-cell office:value-type="float" office:value="265.39618584" calcext:value-type="float">
            <text:p>265.3961858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5.84843669" calcext:value-type="float">
            <text:p>265.84843669</text:p>
          </table:table-cell>
          <table:table-cell office:value-type="float" office:value="265.84846505" calcext:value-type="float">
            <text:p>265.84846505</text:p>
          </table:table-cell>
          <table:table-cell office:value-type="float" office:value="265.84843382" calcext:value-type="float">
            <text:p>265.84843382</text:p>
          </table:table-cell>
          <table:table-cell office:value-type="float" office:value="265.84838902" calcext:value-type="float">
            <text:p>265.84838902</text:p>
          </table:table-cell>
          <table:table-cell office:value-type="float" office:value="269.05277248" calcext:value-type="float">
            <text:p>269.05277248</text:p>
          </table:table-cell>
          <table:table-cell office:value-type="float" office:value="269.05251729" calcext:value-type="float">
            <text:p>269.05251729</text:p>
          </table:table-cell>
          <table:table-cell office:value-type="float" office:value="269.05291019" calcext:value-type="float">
            <text:p>269.05291019</text:p>
          </table:table-cell>
          <table:table-cell office:value-type="float" office:value="269.05252355" calcext:value-type="float">
            <text:p>269.05252355</text:p>
          </table:table-cell>
          <table:table-cell office:value-type="float" office:value="269.05293279" calcext:value-type="float">
            <text:p>269.05293279</text:p>
          </table:table-cell>
          <table:table-cell office:value-type="float" office:value="269.0529598" calcext:value-type="float">
            <text:p>269.0529598</text:p>
          </table:table-cell>
          <table:table-cell office:value-type="float" office:value="269.05279526" calcext:value-type="float">
            <text:p>269.05279526</text:p>
          </table:table-cell>
          <table:table-cell office:value-type="float" office:value="269.05295374" calcext:value-type="float">
            <text:p>269.05295374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02830067" calcext:value-type="float">
            <text:p>268.02830067</text:p>
          </table:table-cell>
          <table:table-cell office:value-type="float" office:value="268.0283363" calcext:value-type="float">
            <text:p>268.0283363</text:p>
          </table:table-cell>
          <table:table-cell office:value-type="float" office:value="268.02833965" calcext:value-type="float">
            <text:p>268.02833965</text:p>
          </table:table-cell>
          <table:table-cell office:value-type="float" office:value="268.36834217" calcext:value-type="float">
            <text:p>268.36834217</text:p>
          </table:table-cell>
          <table:table-cell office:value-type="float" office:value="268.36856817" calcext:value-type="float">
            <text:p>268.36856817</text:p>
          </table:table-cell>
          <table:table-cell office:value-type="float" office:value="268.36821939" calcext:value-type="float">
            <text:p>268.36821939</text:p>
          </table:table-cell>
          <table:table-cell office:value-type="float" office:value="268.36860451" calcext:value-type="float">
            <text:p>268.36860451</text:p>
          </table:table-cell>
          <table:table-cell office:value-type="float" office:value="268.36862125" calcext:value-type="float">
            <text:p>268.36862125</text:p>
          </table:table-cell>
          <table:table-cell office:value-type="float" office:value="268.36861328" calcext:value-type="float">
            <text:p>268.36861328</text:p>
          </table:table-cell>
          <table:table-cell office:value-type="float" office:value="268.36854148" calcext:value-type="float">
            <text:p>268.36854148</text:p>
          </table:table-cell>
          <table:table-cell office:value-type="float" office:value="268.3681781" calcext:value-type="float">
            <text:p>268.3681781</text:p>
          </table:table-cell>
          <table:table-cell office:value-type="float" office:value="268.36867292" calcext:value-type="float">
            <text:p>268.36867292</text:p>
          </table:table-cell>
          <table:table-cell office:value-type="float" office:value="268.36803588" calcext:value-type="float">
            <text:p>268.36803588</text:p>
          </table:table-cell>
          <table:table-cell office:value-type="float" office:value="268.3687169" calcext:value-type="float">
            <text:p>268.3687169</text:p>
          </table:table-cell>
          <table:table-cell office:value-type="float" office:value="268.36870842" calcext:value-type="float">
            <text:p>268.36870842</text:p>
          </table:table-cell>
          <table:table-cell office:value-type="float" office:value="268.36871504" calcext:value-type="float">
            <text:p>268.3687150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.49314099" calcext:value-type="float">
            <text:p>271.49314099</text:p>
          </table:table-cell>
          <table:table-cell office:value-type="float" office:value="271.49312652" calcext:value-type="float">
            <text:p>271.49312652</text:p>
          </table:table-cell>
          <table:table-cell office:value-type="float" office:value="271.4932541" calcext:value-type="float">
            <text:p>271.4932541</text:p>
          </table:table-cell>
          <table:table-cell office:value-type="float" office:value="271.49334199" calcext:value-type="float">
            <text:p>271.49334199</text:p>
          </table:table-cell>
          <table:table-cell office:value-type="float" office:value="271.49307121" calcext:value-type="float">
            <text:p>271.49307121</text:p>
          </table:table-cell>
          <table:table-cell office:value-type="float" office:value="271.49314815" calcext:value-type="float">
            <text:p>271.49314815</text:p>
          </table:table-cell>
          <table:table-cell office:value-type="float" office:value="271.49317149" calcext:value-type="float">
            <text:p>271.49317149</text:p>
          </table:table-cell>
          <table:table-cell office:value-type="float" office:value="271.49313979" calcext:value-type="float">
            <text:p>271.49313979</text:p>
          </table:table-cell>
          <table:table-cell office:value-type="float" office:value="271.49331405" calcext:value-type="float">
            <text:p>271.49331405</text:p>
          </table:table-cell>
          <table:table-cell office:value-type="float" office:value="271.80527426" calcext:value-type="float">
            <text:p>271.80527426</text:p>
          </table:table-cell>
          <table:table-cell office:value-type="float" office:value="271.80514447" calcext:value-type="float">
            <text:p>271.80514447</text:p>
          </table:table-cell>
          <table:table-cell office:value-type="float" office:value="271.80528569" calcext:value-type="float">
            <text:p>271.80528569</text:p>
          </table:table-cell>
          <table:table-cell office:value-type="float" office:value="271.80526737" calcext:value-type="float">
            <text:p>271.80526737</text:p>
          </table:table-cell>
          <table:table-cell office:value-type="float" office:value="271.80531637" calcext:value-type="float">
            <text:p>271.80531637</text:p>
          </table:table-cell>
          <table:table-cell office:value-type="float" office:value="271.8052966" calcext:value-type="float">
            <text:p>271.8052966</text:p>
          </table:table-cell>
          <table:table-cell office:value-type="float" office:value="271.80529034" calcext:value-type="float">
            <text:p>271.80529034</text:p>
          </table:table-cell>
          <table:table-cell office:value-type="float" office:value="271.80537517" calcext:value-type="float">
            <text:p>271.80537517</text:p>
          </table:table-cell>
          <table:table-cell office:value-type="float" office:value="271.80522219" calcext:value-type="float">
            <text:p>271.80522219</text:p>
          </table:table-cell>
          <table:table-cell office:value-type="float" office:value="271.80531346" calcext:value-type="float">
            <text:p>271.80531346</text:p>
          </table:table-cell>
          <table:table-cell office:value-type="float" office:value="271.80533466" calcext:value-type="float">
            <text:p>271.80533466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3.8041629" calcext:value-type="float">
            <text:p>273.8041629</text:p>
          </table:table-cell>
          <table:table-cell office:value-type="float" office:value="273.81111055" calcext:value-type="float">
            <text:p>273.81111055</text:p>
          </table:table-cell>
          <table:table-cell office:value-type="float" office:value="273.81114968" calcext:value-type="float">
            <text:p>273.81114968</text:p>
          </table:table-cell>
          <table:table-cell office:value-type="float" office:value="274.0491685" calcext:value-type="float">
            <text:p>274.0491685</text:p>
          </table:table-cell>
          <table:table-cell office:value-type="float" office:value="274.0489562" calcext:value-type="float">
            <text:p>274.0489562</text:p>
          </table:table-cell>
          <table:table-cell office:value-type="float" office:value="274.22755834" calcext:value-type="float">
            <text:p>274.22755834</text:p>
          </table:table-cell>
          <table:table-cell office:value-type="float" office:value="274.22771137" calcext:value-type="float">
            <text:p>274.22771137</text:p>
          </table:table-cell>
          <table:table-cell office:value-type="float" office:value="274.22743619" calcext:value-type="float">
            <text:p>274.22743619</text:p>
          </table:table-cell>
          <table:table-cell office:value-type="float" office:value="274.22753551" calcext:value-type="float">
            <text:p>274.22753551</text:p>
          </table:table-cell>
          <table:table-cell office:value-type="float" office:value="274.22763395" calcext:value-type="float">
            <text:p>274.22763395</text:p>
          </table:table-cell>
          <table:table-cell office:value-type="float" office:value="274.22728938" calcext:value-type="float">
            <text:p>274.22728938</text:p>
          </table:table-cell>
          <table:table-cell office:value-type="float" office:value="274.22768782" calcext:value-type="float">
            <text:p>274.22768782</text:p>
          </table:table-cell>
          <table:table-cell office:value-type="float" office:value="274.22779167" calcext:value-type="float">
            <text:p>274.22779167</text:p>
          </table:table-cell>
          <table:table-cell office:value-type="float" office:value="274.22769189" calcext:value-type="float">
            <text:p>274.22769189</text:p>
          </table:table-cell>
          <table:table-cell office:value-type="float" office:value="274.22757143" calcext:value-type="float">
            <text:p>274.22757143</text:p>
          </table:table-cell>
          <table:table-cell office:value-type="float" office:value="274.62991598" calcext:value-type="float">
            <text:p>274.62991598</text:p>
          </table:table-cell>
          <table:table-cell office:value-type="float" office:value="274.62973353" calcext:value-type="float">
            <text:p>274.62973353</text:p>
          </table:table-cell>
          <table:table-cell office:value-type="float" office:value="274.629909" calcext:value-type="float">
            <text:p>274.629909</text:p>
          </table:table-cell>
          <table:table-cell office:value-type="float" office:value="274.62971836" calcext:value-type="float">
            <text:p>274.62971836</text:p>
          </table:table-cell>
          <table:table-cell office:value-type="float" office:value="274.62988605" calcext:value-type="float">
            <text:p>274.62988605</text:p>
          </table:table-cell>
          <table:table-cell office:value-type="float" office:value="274.62979906" calcext:value-type="float">
            <text:p>274.62979906</text:p>
          </table:table-cell>
          <table:table-cell office:value-type="float" office:value="274.62993513" calcext:value-type="float">
            <text:p>274.62993513</text:p>
          </table:table-cell>
          <table:table-cell office:value-type="float" office:value="274.62998094" calcext:value-type="float">
            <text:p>274.62998094</text:p>
          </table:table-cell>
          <table:table-cell office:value-type="float" office:value="274.62983287" calcext:value-type="float">
            <text:p>274.6298328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.381651" calcext:value-type="float">
            <text:p>299.381651</text:p>
          </table:table-cell>
          <table:table-cell office:value-type="float" office:value="299.38165988" calcext:value-type="float">
            <text:p>299.38165988</text:p>
          </table:table-cell>
          <table:table-cell office:value-type="float" office:value="299.38141663" calcext:value-type="float">
            <text:p>299.38141663</text:p>
          </table:table-cell>
          <table:table-cell office:value-type="float" office:value="301.55449456" calcext:value-type="float">
            <text:p>301.55449456</text:p>
          </table:table-cell>
          <table:table-cell office:value-type="float" office:value="302.60856961" calcext:value-type="float">
            <text:p>302.60856961</text:p>
          </table:table-cell>
          <table:table-cell office:value-type="float" office:value="302.60855125" calcext:value-type="float">
            <text:p>302.60855125</text:p>
          </table:table-cell>
          <table:table-cell office:value-type="float" office:value="302.60876776" calcext:value-type="float">
            <text:p>302.60876776</text:p>
          </table:table-cell>
          <table:table-cell office:value-type="float" office:value="302.60866729" calcext:value-type="float">
            <text:p>302.60866729</text:p>
          </table:table-cell>
          <table:table-cell office:value-type="float" office:value="302.60862473" calcext:value-type="float">
            <text:p>302.60862473</text:p>
          </table:table-cell>
          <table:table-cell office:value-type="float" office:value="302.60878214" calcext:value-type="float">
            <text:p>302.60878214</text:p>
          </table:table-cell>
          <table:table-cell office:value-type="float" office:value="302.60857175" calcext:value-type="float">
            <text:p>302.60857175</text:p>
          </table:table-cell>
          <table:table-cell office:value-type="float" office:value="302.60856793" calcext:value-type="float">
            <text:p>302.60856793</text:p>
          </table:table-cell>
          <table:table-cell office:value-type="float" office:value="302.6085712" calcext:value-type="float">
            <text:p>302.6085712</text:p>
          </table:table-cell>
          <table:table-cell office:value-type="float" office:value="302.60854359" calcext:value-type="float">
            <text:p>302.60854359</text:p>
          </table:table-cell>
          <table:table-cell office:value-type="float" office:value="302.60863667" calcext:value-type="float">
            <text:p>302.60863667</text:p>
          </table:table-cell>
          <table:table-cell office:value-type="float" office:value="302.60861879" calcext:value-type="float">
            <text:p>302.60861879</text:p>
          </table:table-cell>
          <table:table-cell office:value-type="float" office:value="302.60854377" calcext:value-type="float">
            <text:p>302.60854377</text:p>
          </table:table-cell>
          <table:table-cell office:value-type="float" office:value="302.60881777" calcext:value-type="float">
            <text:p>302.60881777</text:p>
          </table:table-cell>
          <table:table-cell office:value-type="float" office:value="302.60814171" calcext:value-type="float">
            <text:p>302.60814171</text:p>
          </table:table-cell>
          <table:table-cell office:value-type="float" office:value="302.60881562" calcext:value-type="float">
            <text:p>302.60881562</text:p>
          </table:table-cell>
          <table:table-cell office:value-type="float" office:value="302.60865024" calcext:value-type="float">
            <text:p>302.60865024</text:p>
          </table:table-cell>
          <table:table-cell office:value-type="float" office:value="302.60874752" calcext:value-type="float">
            <text:p>302.60874752</text:p>
          </table:table-cell>
          <table:table-cell office:value-type="float" office:value="302.60877506" calcext:value-type="float">
            <text:p>302.60877506</text:p>
          </table:table-cell>
          <table:table-cell office:value-type="float" office:value="302.60888756" calcext:value-type="float">
            <text:p>302.60888756</text:p>
          </table:table-cell>
          <table:table-cell office:value-type="float" office:value="302.6086911" calcext:value-type="float">
            <text:p>302.6086911</text:p>
          </table:table-cell>
          <table:table-cell office:value-type="float" office:value="302.60878659" calcext:value-type="float">
            <text:p>302.60878659</text:p>
          </table:table-cell>
          <table:table-cell office:value-type="float" office:value="302.60872464" calcext:value-type="float">
            <text:p>302.60872464</text:p>
          </table:table-cell>
          <table:table-cell office:value-type="float" office:value="302.60883565" calcext:value-type="float">
            <text:p>302.6088356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1.53766177" calcext:value-type="float">
            <text:p>311.53766177</text:p>
          </table:table-cell>
          <table:table-cell office:value-type="float" office:value="311.54507647" calcext:value-type="float">
            <text:p>311.54507647</text:p>
          </table:table-cell>
          <table:table-cell office:value-type="float" office:value="311.5451139" calcext:value-type="float">
            <text:p>311.5451139</text:p>
          </table:table-cell>
          <table:table-cell office:value-type="float" office:value="311.54484818" calcext:value-type="float">
            <text:p>311.54484818</text:p>
          </table:table-cell>
          <table:table-cell office:value-type="float" office:value="311.54496368" calcext:value-type="float">
            <text:p>311.54496368</text:p>
          </table:table-cell>
          <table:table-cell office:value-type="float" office:value="311.54485048" calcext:value-type="float">
            <text:p>311.54485048</text:p>
          </table:table-cell>
          <table:table-cell office:value-type="float" office:value="311.54503965" calcext:value-type="float">
            <text:p>311.54503965</text:p>
          </table:table-cell>
          <table:table-cell office:value-type="float" office:value="311.54499476" calcext:value-type="float">
            <text:p>311.54499476</text:p>
          </table:table-cell>
          <table:table-cell office:value-type="float" office:value="311.54483071" calcext:value-type="float">
            <text:p>311.54483071</text:p>
          </table:table-cell>
          <table:table-cell office:value-type="float" office:value="311.54493378" calcext:value-type="float">
            <text:p>311.54493378</text:p>
          </table:table-cell>
          <table:table-cell office:value-type="float" office:value="311.54494487" calcext:value-type="float">
            <text:p>311.54494487</text:p>
          </table:table-cell>
          <table:table-cell office:value-type="float" office:value="311.54504476" calcext:value-type="float">
            <text:p>311.54504476</text:p>
          </table:table-cell>
          <table:table-cell office:value-type="float" office:value="311.5402272" calcext:value-type="float">
            <text:p>311.5402272</text:p>
          </table:table-cell>
          <table:table-cell office:value-type="float" office:value="311.54483156" calcext:value-type="float">
            <text:p>311.54483156</text:p>
          </table:table-cell>
          <table:table-cell office:value-type="float" office:value="311.54448297" calcext:value-type="float">
            <text:p>311.54448297</text:p>
          </table:table-cell>
          <table:table-cell office:value-type="float" office:value="311.54502136" calcext:value-type="float">
            <text:p>311.54502136</text:p>
          </table:table-cell>
          <table:table-cell office:value-type="float" office:value="311.54508465" calcext:value-type="float">
            <text:p>311.54508465</text:p>
          </table:table-cell>
          <table:table-cell office:value-type="float" office:value="311.54253842" calcext:value-type="float">
            <text:p>311.54253842</text:p>
          </table:table-cell>
          <table:table-cell office:value-type="float" office:value="311.54508504" calcext:value-type="float">
            <text:p>311.54508504</text:p>
          </table:table-cell>
          <table:table-cell office:value-type="float" office:value="311.54505849" calcext:value-type="float">
            <text:p>311.54505849</text:p>
          </table:table-cell>
          <table:table-cell office:value-type="float" office:value="311.54501327" calcext:value-type="float">
            <text:p>311.54501327</text:p>
          </table:table-cell>
          <table:table-cell office:value-type="float" office:value="311.54490804" calcext:value-type="float">
            <text:p>311.54490804</text:p>
          </table:table-cell>
          <table:table-cell office:value-type="float" office:value="311.54515279" calcext:value-type="float">
            <text:p>311.54515279</text:p>
          </table:table-cell>
          <table:table-cell office:value-type="float" office:value="311.54496674" calcext:value-type="float">
            <text:p>311.54496674</text:p>
          </table:table-cell>
          <table:table-cell office:value-type="float" office:value="311.54493266" calcext:value-type="float">
            <text:p>311.54493266</text:p>
          </table:table-cell>
          <table:table-cell office:value-type="float" office:value="311.53258668" calcext:value-type="float">
            <text:p>311.53258668</text:p>
          </table:table-cell>
          <table:table-cell office:value-type="float" office:value="311.54512661" calcext:value-type="float">
            <text:p>311.54512661</text:p>
          </table:table-cell>
          <table:table-cell office:value-type="float" office:value="311.54502189" calcext:value-type="float">
            <text:p>311.54502189</text:p>
          </table:table-cell>
          <table:table-cell office:value-type="float" office:value="311.54518271" calcext:value-type="float">
            <text:p>311.54518271</text:p>
          </table:table-cell>
          <table:table-cell office:value-type="float" office:value="311.5452281" calcext:value-type="float">
            <text:p>311.5452281</text:p>
          </table:table-cell>
          <table:table-cell office:value-type="float" office:value="311.54534091" calcext:value-type="float">
            <text:p>311.54534091</text:p>
          </table:table-cell>
          <table:table-cell office:value-type="float" office:value="311.54509403" calcext:value-type="float">
            <text:p>311.5450940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.56539702" calcext:value-type="float">
            <text:p>304.56539702</text:p>
          </table:table-cell>
          <table:table-cell office:value-type="float" office:value="304.56529731" calcext:value-type="float">
            <text:p>304.56529731</text:p>
          </table:table-cell>
          <table:table-cell office:value-type="float" office:value="304.56549361" calcext:value-type="float">
            <text:p>304.56549361</text:p>
          </table:table-cell>
          <table:table-cell office:value-type="float" office:value="304.56529739" calcext:value-type="float">
            <text:p>304.56529739</text:p>
          </table:table-cell>
          <table:table-cell office:value-type="float" office:value="304.56536202" calcext:value-type="float">
            <text:p>304.56536202</text:p>
          </table:table-cell>
          <table:table-cell office:value-type="float" office:value="304.56542813" calcext:value-type="float">
            <text:p>304.56542813</text:p>
          </table:table-cell>
          <table:table-cell office:value-type="float" office:value="304.56555114" calcext:value-type="float">
            <text:p>304.56555114</text:p>
          </table:table-cell>
          <table:table-cell office:value-type="float" office:value="311.08576454" calcext:value-type="float">
            <text:p>311.08576454</text:p>
          </table:table-cell>
          <table:table-cell office:value-type="float" office:value="311.07872493" calcext:value-type="float">
            <text:p>311.07872493</text:p>
          </table:table-cell>
          <table:table-cell office:value-type="float" office:value="311.08603638" calcext:value-type="float">
            <text:p>311.08603638</text:p>
          </table:table-cell>
          <table:table-cell office:value-type="float" office:value="311.08616165" calcext:value-type="float">
            <text:p>311.08616165</text:p>
          </table:table-cell>
          <table:table-cell office:value-type="float" office:value="311.08602962" calcext:value-type="float">
            <text:p>311.08602962</text:p>
          </table:table-cell>
          <table:table-cell office:value-type="float" office:value="311.08583632" calcext:value-type="float">
            <text:p>311.08583632</text:p>
          </table:table-cell>
          <table:table-cell office:value-type="float" office:value="311.08595539" calcext:value-type="float">
            <text:p>311.08595539</text:p>
          </table:table-cell>
          <table:table-cell office:value-type="float" office:value="311.0859463" calcext:value-type="float">
            <text:p>311.0859463</text:p>
          </table:table-cell>
          <table:table-cell office:value-type="float" office:value="311.08605309" calcext:value-type="float">
            <text:p>311.08605309</text:p>
          </table:table-cell>
          <table:table-cell office:value-type="float" office:value="311.08592544" calcext:value-type="float">
            <text:p>311.08592544</text:p>
          </table:table-cell>
          <table:table-cell office:value-type="float" office:value="311.08605544" calcext:value-type="float">
            <text:p>311.08605544</text:p>
          </table:table-cell>
          <table:table-cell office:value-type="float" office:value="311.08607815" calcext:value-type="float">
            <text:p>311.08607815</text:p>
          </table:table-cell>
          <table:table-cell office:value-type="float" office:value="311.08585436" calcext:value-type="float">
            <text:p>311.08585436</text:p>
          </table:table-cell>
          <table:table-cell office:value-type="float" office:value="311.08577552" calcext:value-type="float">
            <text:p>311.08577552</text:p>
          </table:table-cell>
          <table:table-cell office:value-type="float" office:value="311.08366474" calcext:value-type="float">
            <text:p>311.08366474</text:p>
          </table:table-cell>
          <table:table-cell office:value-type="float" office:value="311.08607846" calcext:value-type="float">
            <text:p>311.08607846</text:p>
          </table:table-cell>
          <table:table-cell office:value-type="float" office:value="311.08602295" calcext:value-type="float">
            <text:p>311.08602295</text:p>
          </table:table-cell>
          <table:table-cell office:value-type="float" office:value="311.08602175" calcext:value-type="float">
            <text:p>311.08602175</text:p>
          </table:table-cell>
          <table:table-cell office:value-type="float" office:value="311.08599692" calcext:value-type="float">
            <text:p>311.08599692</text:p>
          </table:table-cell>
          <table:table-cell office:value-type="float" office:value="311.08597286" calcext:value-type="float">
            <text:p>311.08597286</text:p>
          </table:table-cell>
          <table:table-cell office:value-type="float" office:value="311.08161688" calcext:value-type="float">
            <text:p>311.08161688</text:p>
          </table:table-cell>
          <table:table-cell office:value-type="float" office:value="311.08581486" calcext:value-type="float">
            <text:p>311.08581486</text:p>
          </table:table-cell>
          <table:table-cell office:value-type="float" office:value="311.08582386" calcext:value-type="float">
            <text:p>311.08582386</text:p>
          </table:table-cell>
          <table:table-cell office:value-type="float" office:value="311.08621919" calcext:value-type="float">
            <text:p>311.08621919</text:p>
          </table:table-cell>
          <table:table-cell office:value-type="float" office:value="311.08617025" calcext:value-type="float">
            <text:p>311.08617025</text:p>
          </table:table-cell>
          <table:table-cell office:value-type="float" office:value="311.08610524" calcext:value-type="float">
            <text:p>311.08610524</text:p>
          </table:table-cell>
          <table:table-cell office:value-type="float" office:value="311.08606289" calcext:value-type="float">
            <text:p>311.08606289</text:p>
          </table:table-cell>
          <table:table-cell office:value-type="float" office:value="311.08627605" calcext:value-type="float">
            <text:p>311.08627605</text:p>
          </table:table-cell>
          <table:table-cell office:value-type="float" office:value="311.08622358" calcext:value-type="float">
            <text:p>311.08622358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.34285921" calcext:value-type="float">
            <text:p>316.34285921</text:p>
          </table:table-cell>
          <table:table-cell office:value-type="float" office:value="316.33048356" calcext:value-type="float">
            <text:p>316.33048356</text:p>
          </table:table-cell>
          <table:table-cell office:value-type="float" office:value="316.34279488" calcext:value-type="float">
            <text:p>316.34279488</text:p>
          </table:table-cell>
          <table:table-cell office:value-type="float" office:value="316.34310487" calcext:value-type="float">
            <text:p>316.34310487</text:p>
          </table:table-cell>
          <table:table-cell office:value-type="float" office:value="316.34286345" calcext:value-type="float">
            <text:p>316.34286345</text:p>
          </table:table-cell>
          <table:table-cell office:value-type="float" office:value="316.34313747" calcext:value-type="float">
            <text:p>316.34313747</text:p>
          </table:table-cell>
          <table:table-cell office:value-type="float" office:value="316.34309636" calcext:value-type="float">
            <text:p>316.34309636</text:p>
          </table:table-cell>
          <table:table-cell office:value-type="float" office:value="316.33053022" calcext:value-type="float">
            <text:p>316.33053022</text:p>
          </table:table-cell>
          <table:table-cell office:value-type="float" office:value="316.34302426" calcext:value-type="float">
            <text:p>316.34302426</text:p>
          </table:table-cell>
          <table:table-cell office:value-type="float" office:value="316.33070872" calcext:value-type="float">
            <text:p>316.33070872</text:p>
          </table:table-cell>
          <table:table-cell office:value-type="float" office:value="316.34304069" calcext:value-type="float">
            <text:p>316.34304069</text:p>
          </table:table-cell>
          <table:table-cell office:value-type="float" office:value="316.34309397" calcext:value-type="float">
            <text:p>316.34309397</text:p>
          </table:table-cell>
          <table:table-cell office:value-type="float" office:value="316.34287668" calcext:value-type="float">
            <text:p>316.34287668</text:p>
          </table:table-cell>
          <table:table-cell office:value-type="float" office:value="316.34316405" calcext:value-type="float">
            <text:p>316.34316405</text:p>
          </table:table-cell>
          <table:table-cell office:value-type="float" office:value="316.34326559" calcext:value-type="float">
            <text:p>316.34326559</text:p>
          </table:table-cell>
          <table:table-cell office:value-type="float" office:value="316.34317983" calcext:value-type="float">
            <text:p>316.34317983</text:p>
          </table:table-cell>
          <table:table-cell office:value-type="float" office:value="316.3431377" calcext:value-type="float">
            <text:p>316.3431377</text:p>
          </table:table-cell>
          <table:table-cell office:value-type="float" office:value="316.34326834" calcext:value-type="float">
            <text:p>316.34326834</text:p>
          </table:table-cell>
          <table:table-cell office:value-type="float" office:value="316.34326954" calcext:value-type="float">
            <text:p>316.34326954</text:p>
          </table:table-cell>
          <table:table-cell office:value-type="float" office:value="316.34307762" calcext:value-type="float">
            <text:p>316.34307762</text:p>
          </table:table-cell>
          <table:table-cell office:value-type="float" office:value="316.34320573" calcext:value-type="float">
            <text:p>316.34320573</text:p>
          </table:table-cell>
          <table:table-cell office:value-type="float" office:value="316.92481169" calcext:value-type="float">
            <text:p>316.92481169</text:p>
          </table:table-cell>
          <table:table-cell office:value-type="float" office:value="316.93722503" calcext:value-type="float">
            <text:p>316.93722503</text:p>
          </table:table-cell>
          <table:table-cell office:value-type="float" office:value="316.93718053" calcext:value-type="float">
            <text:p>316.93718053</text:p>
          </table:table-cell>
          <table:table-cell office:value-type="float" office:value="316.93723766" calcext:value-type="float">
            <text:p>316.93723766</text:p>
          </table:table-cell>
          <table:table-cell office:value-type="float" office:value="316.93726769" calcext:value-type="float">
            <text:p>316.93726769</text:p>
          </table:table-cell>
          <table:table-cell office:value-type="float" office:value="316.93694424" calcext:value-type="float">
            <text:p>316.93694424</text:p>
          </table:table-cell>
          <table:table-cell office:value-type="float" office:value="316.93706503" calcext:value-type="float">
            <text:p>316.93706503</text:p>
          </table:table-cell>
          <table:table-cell office:value-type="float" office:value="316.93722128" calcext:value-type="float">
            <text:p>316.93722128</text:p>
          </table:table-cell>
          <table:table-cell office:value-type="float" office:value="316.93710876" calcext:value-type="float">
            <text:p>316.93710876</text:p>
          </table:table-cell>
          <table:table-cell office:value-type="float" office:value="316.92498626" calcext:value-type="float">
            <text:p>316.92498626</text:p>
          </table:table-cell>
          <table:table-cell office:value-type="float" office:value="316.93734766" calcext:value-type="float">
            <text:p>316.93734766</text:p>
          </table:table-cell>
          <table:table-cell office:value-type="float" office:value="316.93706495" calcext:value-type="float">
            <text:p>316.93706495</text:p>
          </table:table-cell>
          <table:table-cell office:value-type="float" office:value="316.9374622" calcext:value-type="float">
            <text:p>316.9374622</text:p>
          </table:table-cell>
          <table:table-cell office:value-type="float" office:value="317.13153458" calcext:value-type="float">
            <text:p>317.13153458</text:p>
          </table:table-cell>
          <table:table-cell office:value-type="float" office:value="317.13140906" calcext:value-type="float">
            <text:p>317.13140906</text:p>
          </table:table-cell>
          <table:table-cell office:value-type="float" office:value="317.13159033" calcext:value-type="float">
            <text:p>317.13159033</text:p>
          </table:table-cell>
          <table:table-cell office:value-type="float" office:value="317.13159814" calcext:value-type="float">
            <text:p>317.13159814</text:p>
          </table:table-cell>
          <table:table-cell office:value-type="float" office:value="317.13150092" calcext:value-type="float">
            <text:p>317.13150092</text:p>
          </table:table-cell>
          <table:table-cell office:value-type="float" office:value="317.13168588" calcext:value-type="float">
            <text:p>317.1316858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0.37681144" calcext:value-type="float">
            <text:p>300.37681144</text:p>
          </table:table-cell>
          <table:table-cell office:value-type="float" office:value="309.49513646" calcext:value-type="float">
            <text:p>309.49513646</text:p>
          </table:table-cell>
          <table:table-cell office:value-type="float" office:value="309.48262426" calcext:value-type="float">
            <text:p>309.48262426</text:p>
          </table:table-cell>
          <table:table-cell office:value-type="float" office:value="309.49494948" calcext:value-type="float">
            <text:p>309.49494948</text:p>
          </table:table-cell>
          <table:table-cell office:value-type="float" office:value="309.48635985" calcext:value-type="float">
            <text:p>309.48635985</text:p>
          </table:table-cell>
          <table:table-cell office:value-type="float" office:value="310.05830816" calcext:value-type="float">
            <text:p>310.05830816</text:p>
          </table:table-cell>
          <table:table-cell office:value-type="float" office:value="310.16421978" calcext:value-type="float">
            <text:p>310.16421978</text:p>
          </table:table-cell>
          <table:table-cell office:value-type="float" office:value="310.16424755" calcext:value-type="float">
            <text:p>310.16424755</text:p>
          </table:table-cell>
          <table:table-cell office:value-type="float" office:value="310.16429407" calcext:value-type="float">
            <text:p>310.16429407</text:p>
          </table:table-cell>
          <table:table-cell office:value-type="float" office:value="323.16153475" calcext:value-type="float">
            <text:p>323.16153475</text:p>
          </table:table-cell>
          <table:table-cell office:value-type="float" office:value="323.16142369" calcext:value-type="float">
            <text:p>323.16142369</text:p>
          </table:table-cell>
          <table:table-cell office:value-type="float" office:value="323.16145188" calcext:value-type="float">
            <text:p>323.16145188</text:p>
          </table:table-cell>
          <table:table-cell office:value-type="float" office:value="323.1614439" calcext:value-type="float">
            <text:p>323.1614439</text:p>
          </table:table-cell>
          <table:table-cell office:value-type="float" office:value="323.16159248" calcext:value-type="float">
            <text:p>323.16159248</text:p>
          </table:table-cell>
          <table:table-cell office:value-type="float" office:value="323.15604902" calcext:value-type="float">
            <text:p>323.15604902</text:p>
          </table:table-cell>
          <table:table-cell office:value-type="float" office:value="323.14929257" calcext:value-type="float">
            <text:p>323.14929257</text:p>
          </table:table-cell>
          <table:table-cell office:value-type="float" office:value="323.16155027" calcext:value-type="float">
            <text:p>323.16155027</text:p>
          </table:table-cell>
          <table:table-cell office:value-type="float" office:value="323.16160726" calcext:value-type="float">
            <text:p>323.16160726</text:p>
          </table:table-cell>
          <table:table-cell office:value-type="float" office:value="323.16159022" calcext:value-type="float">
            <text:p>323.16159022</text:p>
          </table:table-cell>
          <table:table-cell office:value-type="float" office:value="323.16173557" calcext:value-type="float">
            <text:p>323.16173557</text:p>
          </table:table-cell>
          <table:table-cell office:value-type="float" office:value="323.16153594" calcext:value-type="float">
            <text:p>323.16153594</text:p>
          </table:table-cell>
          <table:table-cell office:value-type="float" office:value="323.16141382" calcext:value-type="float">
            <text:p>323.16141382</text:p>
          </table:table-cell>
          <table:table-cell office:value-type="float" office:value="323.16134236" calcext:value-type="float">
            <text:p>323.16134236</text:p>
          </table:table-cell>
          <table:table-cell office:value-type="float" office:value="323.16173381" calcext:value-type="float">
            <text:p>323.16173381</text:p>
          </table:table-cell>
          <table:table-cell office:value-type="float" office:value="323.16176508" calcext:value-type="float">
            <text:p>323.16176508</text:p>
          </table:table-cell>
          <table:table-cell office:value-type="float" office:value="323.1614345" calcext:value-type="float">
            <text:p>323.1614345</text:p>
          </table:table-cell>
          <table:table-cell office:value-type="float" office:value="323.14895195" calcext:value-type="float">
            <text:p>323.14895195</text:p>
          </table:table-cell>
          <table:table-cell office:value-type="float" office:value="323.14910007" calcext:value-type="float">
            <text:p>323.14910007</text:p>
          </table:table-cell>
          <table:table-cell office:value-type="float" office:value="323.16166941" calcext:value-type="float">
            <text:p>323.16166941</text:p>
          </table:table-cell>
          <table:table-cell office:value-type="float" office:value="323.16160233" calcext:value-type="float">
            <text:p>323.16160233</text:p>
          </table:table-cell>
          <table:table-cell office:value-type="float" office:value="323.16152702" calcext:value-type="float">
            <text:p>323.16152702</text:p>
          </table:table-cell>
          <table:table-cell office:value-type="float" office:value="323.16146247" calcext:value-type="float">
            <text:p>323.16146247</text:p>
          </table:table-cell>
          <table:table-cell office:value-type="float" office:value="323.16164381" calcext:value-type="float">
            <text:p>323.16164381</text:p>
          </table:table-cell>
          <table:table-cell office:value-type="float" office:value="323.14907013" calcext:value-type="float">
            <text:p>323.14907013</text:p>
          </table:table-cell>
          <table:table-cell office:value-type="float" office:value="323.1617759" calcext:value-type="float">
            <text:p>323.1617759</text:p>
          </table:table-cell>
          <table:table-cell office:value-type="float" office:value="323.16142602" calcext:value-type="float">
            <text:p>323.16142602</text:p>
          </table:table-cell>
          <table:table-cell office:value-type="float" office:value="335.73083613" calcext:value-type="float">
            <text:p>335.73083613</text:p>
          </table:table-cell>
          <table:table-cell office:value-type="float" office:value="335.73079657" calcext:value-type="float">
            <text:p>335.73079657</text:p>
          </table:table-cell>
          <table:table-cell office:value-type="float" office:value="335.73060447" calcext:value-type="float">
            <text:p>335.73060447</text:p>
          </table:table-cell>
          <table:table-cell office:value-type="float" office:value="335.73051874" calcext:value-type="float">
            <text:p>335.73051874</text:p>
          </table:table-cell>
          <table:table-cell office:value-type="float" office:value="335.71804297" calcext:value-type="float">
            <text:p>335.71804297</text:p>
          </table:table-cell>
          <table:table-cell office:value-type="float" office:value="335.73053751" calcext:value-type="float">
            <text:p>335.73053751</text:p>
          </table:table-cell>
          <table:table-cell office:value-type="float" office:value="335.73060926" calcext:value-type="float">
            <text:p>335.73060926</text:p>
          </table:table-cell>
          <table:table-cell office:value-type="float" office:value="335.73079944" calcext:value-type="float">
            <text:p>335.73079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2.54306538" calcext:value-type="float">
            <text:p>302.54306538</text:p>
          </table:table-cell>
          <table:table-cell office:value-type="float" office:value="314.52369839" calcext:value-type="float">
            <text:p>314.52369839</text:p>
          </table:table-cell>
          <table:table-cell office:value-type="float" office:value="314.50501238" calcext:value-type="float">
            <text:p>314.50501238</text:p>
          </table:table-cell>
          <table:table-cell office:value-type="float" office:value="314.51095017" calcext:value-type="float">
            <text:p>314.51095017</text:p>
          </table:table-cell>
          <table:table-cell office:value-type="float" office:value="314.52354156" calcext:value-type="float">
            <text:p>314.52354156</text:p>
          </table:table-cell>
          <table:table-cell office:value-type="float" office:value="314.51966596" calcext:value-type="float">
            <text:p>314.51966596</text:p>
          </table:table-cell>
          <table:table-cell office:value-type="float" office:value="314.52349533" calcext:value-type="float">
            <text:p>314.52349533</text:p>
          </table:table-cell>
          <table:table-cell office:value-type="float" office:value="314.51296279" calcext:value-type="float">
            <text:p>314.51296279</text:p>
          </table:table-cell>
          <table:table-cell office:value-type="float" office:value="314.52373693" calcext:value-type="float">
            <text:p>314.52373693</text:p>
          </table:table-cell>
          <table:table-cell office:value-type="float" office:value="314.51080131" calcext:value-type="float">
            <text:p>314.51080131</text:p>
          </table:table-cell>
          <table:table-cell office:value-type="float" office:value="314.51465426" calcext:value-type="float">
            <text:p>314.51465426</text:p>
          </table:table-cell>
          <table:table-cell office:value-type="float" office:value="314.52352082" calcext:value-type="float">
            <text:p>314.52352082</text:p>
          </table:table-cell>
          <table:table-cell office:value-type="float" office:value="314.52319786" calcext:value-type="float">
            <text:p>314.52319786</text:p>
          </table:table-cell>
          <table:table-cell office:value-type="float" office:value="314.52328697" calcext:value-type="float">
            <text:p>314.52328697</text:p>
          </table:table-cell>
          <table:table-cell office:value-type="float" office:value="314.5235872" calcext:value-type="float">
            <text:p>314.5235872</text:p>
          </table:table-cell>
          <table:table-cell office:value-type="float" office:value="314.52347457" calcext:value-type="float">
            <text:p>314.52347457</text:p>
          </table:table-cell>
          <table:table-cell office:value-type="float" office:value="314.52355248" calcext:value-type="float">
            <text:p>314.52355248</text:p>
          </table:table-cell>
          <table:table-cell office:value-type="float" office:value="314.52366766" calcext:value-type="float">
            <text:p>314.52366766</text:p>
          </table:table-cell>
          <table:table-cell office:value-type="float" office:value="314.52345269" calcext:value-type="float">
            <text:p>314.52345269</text:p>
          </table:table-cell>
          <table:table-cell office:value-type="float" office:value="328.71944025" calcext:value-type="float">
            <text:p>328.71944025</text:p>
          </table:table-cell>
          <table:table-cell office:value-type="float" office:value="328.71961954" calcext:value-type="float">
            <text:p>328.71961954</text:p>
          </table:table-cell>
          <table:table-cell office:value-type="float" office:value="328.68691703" calcext:value-type="float">
            <text:p>328.68691703</text:p>
          </table:table-cell>
          <table:table-cell office:value-type="float" office:value="328.71945636" calcext:value-type="float">
            <text:p>328.71945636</text:p>
          </table:table-cell>
          <table:table-cell office:value-type="float" office:value="328.71967486" calcext:value-type="float">
            <text:p>328.71967486</text:p>
          </table:table-cell>
          <table:table-cell office:value-type="float" office:value="328.71088209" calcext:value-type="float">
            <text:p>328.71088209</text:p>
          </table:table-cell>
          <table:table-cell office:value-type="float" office:value="328.70166582" calcext:value-type="float">
            <text:p>328.70166582</text:p>
          </table:table-cell>
          <table:table-cell office:value-type="float" office:value="328.71975549" calcext:value-type="float">
            <text:p>328.71975549</text:p>
          </table:table-cell>
          <table:table-cell office:value-type="float" office:value="328.71962597" calcext:value-type="float">
            <text:p>328.71962597</text:p>
          </table:table-cell>
          <table:table-cell office:value-type="float" office:value="328.71958855" calcext:value-type="float">
            <text:p>328.71958855</text:p>
          </table:table-cell>
          <table:table-cell office:value-type="float" office:value="328.71948351" calcext:value-type="float">
            <text:p>328.71948351</text:p>
          </table:table-cell>
          <table:table-cell office:value-type="float" office:value="328.71864747" calcext:value-type="float">
            <text:p>328.71864747</text:p>
          </table:table-cell>
          <table:table-cell office:value-type="float" office:value="328.70696533" calcext:value-type="float">
            <text:p>328.70696533</text:p>
          </table:table-cell>
          <table:table-cell office:value-type="float" office:value="328.70681882" calcext:value-type="float">
            <text:p>328.70681882</text:p>
          </table:table-cell>
          <table:table-cell office:value-type="float" office:value="328.71960273" calcext:value-type="float">
            <text:p>328.71960273</text:p>
          </table:table-cell>
          <table:table-cell office:value-type="float" office:value="328.7197313" calcext:value-type="float">
            <text:p>328.7197313</text:p>
          </table:table-cell>
          <table:table-cell office:value-type="float" office:value="328.71977377" calcext:value-type="float">
            <text:p>328.71977377</text:p>
          </table:table-cell>
          <table:table-cell office:value-type="float" office:value="328.71972086" calcext:value-type="float">
            <text:p>328.71972086</text:p>
          </table:table-cell>
          <table:table-cell office:value-type="float" office:value="328.71986278" calcext:value-type="float">
            <text:p>328.71986278</text:p>
          </table:table-cell>
          <table:table-cell office:value-type="float" office:value="328.7196362" calcext:value-type="float">
            <text:p>328.7196362</text:p>
          </table:table-cell>
          <table:table-cell office:value-type="float" office:value="328.71972047" calcext:value-type="float">
            <text:p>328.71972047</text:p>
          </table:table-cell>
          <table:table-cell office:value-type="float" office:value="328.70913133" calcext:value-type="float">
            <text:p>328.70913133</text:p>
          </table:table-cell>
          <table:table-cell office:value-type="float" office:value="328.6981567" calcext:value-type="float">
            <text:p>328.6981567</text:p>
          </table:table-cell>
          <table:table-cell office:value-type="float" office:value="328.70786044" calcext:value-type="float">
            <text:p>328.70786044</text:p>
          </table:table-cell>
          <table:table-cell office:value-type="float" office:value="328.71999728" calcext:value-type="float">
            <text:p>328.71999728</text:p>
          </table:table-cell>
          <table:table-cell office:value-type="float" office:value="328.7197999" calcext:value-type="float">
            <text:p>328.7197999</text:p>
          </table:table-cell>
          <table:table-cell office:value-type="float" office:value="328.70218298" calcext:value-type="float">
            <text:p>328.70218298</text:p>
          </table:table-cell>
          <table:table-cell office:value-type="float" office:value="328.70710314" calcext:value-type="float">
            <text:p>328.70710314</text:p>
          </table:table-cell>
          <table:table-cell office:value-type="float" office:value="328.7197091" calcext:value-type="float">
            <text:p>328.71970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.94590464" calcext:value-type="float">
            <text:p>262.9459046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.42957942" calcext:value-type="float">
            <text:p>263.42957942</text:p>
          </table:table-cell>
          <table:table-cell office:value-type="float" office:value="263.45157692" calcext:value-type="float">
            <text:p>263.45157692</text:p>
          </table:table-cell>
          <table:table-cell office:value-type="float" office:value="263.45101427" calcext:value-type="float">
            <text:p>263.45101427</text:p>
          </table:table-cell>
          <table:table-cell office:value-type="float" office:value="263.45165136" calcext:value-type="float">
            <text:p>263.4516513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.6952331" calcext:value-type="float">
            <text:p>265.6952331</text:p>
          </table:table-cell>
          <table:table-cell office:value-type="float" office:value="265.69511006" calcext:value-type="float">
            <text:p>265.69511006</text:p>
          </table:table-cell>
          <table:table-cell office:value-type="float" office:value="265.69544595" calcext:value-type="float">
            <text:p>265.69544595</text:p>
          </table:table-cell>
          <table:table-cell office:value-type="float" office:value="265.69529589" calcext:value-type="float">
            <text:p>265.69529589</text:p>
          </table:table-cell>
          <table:table-cell office:value-type="float" office:value="265.69533023" calcext:value-type="float">
            <text:p>265.69533023</text:p>
          </table:table-cell>
          <table:table-cell office:value-type="float" office:value="265.69534488" calcext:value-type="float">
            <text:p>265.69534488</text:p>
          </table:table-cell>
          <table:table-cell office:value-type="float" office:value="265.69549681" calcext:value-type="float">
            <text:p>265.69549681</text:p>
          </table:table-cell>
          <table:table-cell office:value-type="float" office:value="265.69547836" calcext:value-type="float">
            <text:p>265.69547836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5.84687103" calcext:value-type="float">
            <text:p>265.84687103</text:p>
          </table:table-cell>
          <table:table-cell office:value-type="float" office:value="266.54135836" calcext:value-type="float">
            <text:p>266.54135836</text:p>
          </table:table-cell>
          <table:table-cell office:value-type="float" office:value="266.54100709" calcext:value-type="float">
            <text:p>266.54100709</text:p>
          </table:table-cell>
          <table:table-cell office:value-type="float" office:value="266.54131194" calcext:value-type="float">
            <text:p>266.54131194</text:p>
          </table:table-cell>
          <table:table-cell office:value-type="float" office:value="266.54129236" calcext:value-type="float">
            <text:p>266.54129236</text:p>
          </table:table-cell>
          <table:table-cell office:value-type="float" office:value="266.54130724" calcext:value-type="float">
            <text:p>266.54130724</text:p>
          </table:table-cell>
          <table:table-cell office:value-type="float" office:value="266.54135988" calcext:value-type="float">
            <text:p>266.54135988</text:p>
          </table:table-cell>
          <table:table-cell office:value-type="float" office:value="340.52236727" calcext:value-type="float">
            <text:p>340.52236727</text:p>
          </table:table-cell>
          <table:table-cell office:value-type="float" office:value="340.52237687" calcext:value-type="float">
            <text:p>340.52237687</text:p>
          </table:table-cell>
          <table:table-cell office:value-type="float" office:value="340.52246509" calcext:value-type="float">
            <text:p>340.52246509</text:p>
          </table:table-cell>
          <table:table-cell office:value-type="float" office:value="340.52240123" calcext:value-type="float">
            <text:p>340.52240123</text:p>
          </table:table-cell>
          <table:table-cell office:value-type="float" office:value="340.52250395" calcext:value-type="float">
            <text:p>340.52250395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2958297" calcext:value-type="float">
            <text:p>268.2958297</text:p>
          </table:table-cell>
          <table:table-cell office:value-type="float" office:value="268.29645068" calcext:value-type="float">
            <text:p>268.29645068</text:p>
          </table:table-cell>
          <table:table-cell office:value-type="float" office:value="268.29625951" calcext:value-type="float">
            <text:p>268.29625951</text:p>
          </table:table-cell>
          <table:table-cell office:value-type="float" office:value="268.29625389" calcext:value-type="float">
            <text:p>268.29625389</text:p>
          </table:table-cell>
          <table:table-cell office:value-type="float" office:value="268.29638051" calcext:value-type="float">
            <text:p>268.29638051</text:p>
          </table:table-cell>
          <table:table-cell office:value-type="float" office:value="268.35363496" calcext:value-type="float">
            <text:p>268.35363496</text:p>
          </table:table-cell>
          <table:table-cell office:value-type="float" office:value="268.35375554" calcext:value-type="float">
            <text:p>268.35375554</text:p>
          </table:table-cell>
          <table:table-cell office:value-type="float" office:value="269.39971289" calcext:value-type="float">
            <text:p>269.39971289</text:p>
          </table:table-cell>
          <table:table-cell office:value-type="float" office:value="269.39920455" calcext:value-type="float">
            <text:p>269.39920455</text:p>
          </table:table-cell>
          <table:table-cell office:value-type="float" office:value="269.39897209" calcext:value-type="float">
            <text:p>269.39897209</text:p>
          </table:table-cell>
          <table:table-cell office:value-type="float" office:value="269.39945466" calcext:value-type="float">
            <text:p>269.39945466</text:p>
          </table:table-cell>
          <table:table-cell office:value-type="float" office:value="269.39956188" calcext:value-type="float">
            <text:p>269.39956188</text:p>
          </table:table-cell>
          <table:table-cell office:value-type="float" office:value="269.39954853" calcext:value-type="float">
            <text:p>269.39954853</text:p>
          </table:table-cell>
          <table:table-cell office:value-type="float" office:value="269.39955721" calcext:value-type="float">
            <text:p>269.39955721</text:p>
          </table:table-cell>
          <table:table-cell office:value-type="float" office:value="269.40001592" calcext:value-type="float">
            <text:p>269.40001592</text:p>
          </table:table-cell>
          <table:table-cell office:value-type="float" office:value="269.39842503" calcext:value-type="float">
            <text:p>269.3984250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.14620815" calcext:value-type="float">
            <text:p>271.14620815</text:p>
          </table:table-cell>
          <table:table-cell office:value-type="float" office:value="271.22013066" calcext:value-type="float">
            <text:p>271.22013066</text:p>
          </table:table-cell>
          <table:table-cell office:value-type="float" office:value="271.22031276" calcext:value-type="float">
            <text:p>271.22031276</text:p>
          </table:table-cell>
          <table:table-cell office:value-type="float" office:value="271.76478197" calcext:value-type="float">
            <text:p>271.76478197</text:p>
          </table:table-cell>
          <table:table-cell office:value-type="float" office:value="271.76477254" calcext:value-type="float">
            <text:p>271.76477254</text:p>
          </table:table-cell>
          <table:table-cell office:value-type="float" office:value="271.76359841" calcext:value-type="float">
            <text:p>271.76359841</text:p>
          </table:table-cell>
          <table:table-cell office:value-type="float" office:value="271.76429191" calcext:value-type="float">
            <text:p>271.76429191</text:p>
          </table:table-cell>
          <table:table-cell office:value-type="float" office:value="271.76476338" calcext:value-type="float">
            <text:p>271.76476338</text:p>
          </table:table-cell>
          <table:table-cell office:value-type="float" office:value="271.76490402" calcext:value-type="float">
            <text:p>271.76490402</text:p>
          </table:table-cell>
          <table:table-cell office:value-type="float" office:value="271.76476752" calcext:value-type="float">
            <text:p>271.76476752</text:p>
          </table:table-cell>
          <table:table-cell office:value-type="float" office:value="271.7647602" calcext:value-type="float">
            <text:p>271.7647602</text:p>
          </table:table-cell>
          <table:table-cell office:value-type="float" office:value="271.76484926" calcext:value-type="float">
            <text:p>271.76484926</text:p>
          </table:table-cell>
          <table:table-cell office:value-type="float" office:value="271.76479273" calcext:value-type="float">
            <text:p>271.76479273</text:p>
          </table:table-cell>
          <table:table-cell office:value-type="float" office:value="271.76494407" calcext:value-type="float">
            <text:p>271.76494407</text:p>
          </table:table-cell>
          <table:table-cell office:value-type="float" office:value="271.76489471" calcext:value-type="float">
            <text:p>271.76489471</text:p>
          </table:table-cell>
          <table:table-cell office:value-type="float" office:value="271.76491106" calcext:value-type="float">
            <text:p>271.76491106</text:p>
          </table:table-cell>
          <table:table-cell office:value-type="float" office:value="271.76492466" calcext:value-type="float">
            <text:p>271.76492466</text:p>
          </table:table-cell>
          <table:table-cell office:value-type="float" office:value="271.76489917" calcext:value-type="float">
            <text:p>271.76489917</text:p>
          </table:table-cell>
          <table:table-cell office:value-type="float" office:value="271.76496905" calcext:value-type="float">
            <text:p>271.76496905</text:p>
          </table:table-cell>
          <table:table-cell office:value-type="float" office:value="271.76498904" calcext:value-type="float">
            <text:p>271.7649890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3.24350632" calcext:value-type="float">
            <text:p>273.24350632</text:p>
          </table:table-cell>
          <table:table-cell office:value-type="float" office:value="273.67973371" calcext:value-type="float">
            <text:p>273.67973371</text:p>
          </table:table-cell>
          <table:table-cell office:value-type="float" office:value="273.68532407" calcext:value-type="float">
            <text:p>273.68532407</text:p>
          </table:table-cell>
          <table:table-cell office:value-type="float" office:value="273.6836733" calcext:value-type="float">
            <text:p>273.6836733</text:p>
          </table:table-cell>
          <table:table-cell office:value-type="float" office:value="273.68524108" calcext:value-type="float">
            <text:p>273.68524108</text:p>
          </table:table-cell>
          <table:table-cell office:value-type="float" office:value="273.68541653" calcext:value-type="float">
            <text:p>273.68541653</text:p>
          </table:table-cell>
          <table:table-cell office:value-type="float" office:value="273.68532835" calcext:value-type="float">
            <text:p>273.68532835</text:p>
          </table:table-cell>
          <table:table-cell office:value-type="float" office:value="273.68534862" calcext:value-type="float">
            <text:p>273.68534862</text:p>
          </table:table-cell>
          <table:table-cell office:value-type="float" office:value="273.68518373" calcext:value-type="float">
            <text:p>273.68518373</text:p>
          </table:table-cell>
          <table:table-cell office:value-type="float" office:value="273.68534554" calcext:value-type="float">
            <text:p>273.68534554</text:p>
          </table:table-cell>
          <table:table-cell office:value-type="float" office:value="273.6853878" calcext:value-type="float">
            <text:p>273.6853878</text:p>
          </table:table-cell>
          <table:table-cell office:value-type="float" office:value="273.68532791" calcext:value-type="float">
            <text:p>273.68532791</text:p>
          </table:table-cell>
          <table:table-cell office:value-type="float" office:value="273.6852482" calcext:value-type="float">
            <text:p>273.6852482</text:p>
          </table:table-cell>
          <table:table-cell office:value-type="float" office:value="273.68546389" calcext:value-type="float">
            <text:p>273.68546389</text:p>
          </table:table-cell>
          <table:table-cell office:value-type="float" office:value="273.68547175" calcext:value-type="float">
            <text:p>273.68547175</text:p>
          </table:table-cell>
          <table:table-cell office:value-type="float" office:value="273.6853944" calcext:value-type="float">
            <text:p>273.6853944</text:p>
          </table:table-cell>
          <table:table-cell office:value-type="float" office:value="273.68549752" calcext:value-type="float">
            <text:p>273.68549752</text:p>
          </table:table-cell>
          <table:table-cell office:value-type="float" office:value="278.31999072" calcext:value-type="float">
            <text:p>278.31999072</text:p>
          </table:table-cell>
          <table:table-cell office:value-type="float" office:value="278.31999273" calcext:value-type="float">
            <text:p>278.31999273</text:p>
          </table:table-cell>
          <table:table-cell office:value-type="float" office:value="278.32012616" calcext:value-type="float">
            <text:p>278.32012616</text:p>
          </table:table-cell>
          <table:table-cell office:value-type="float" office:value="278.31999666" calcext:value-type="float">
            <text:p>278.31999666</text:p>
          </table:table-cell>
          <table:table-cell office:value-type="float" office:value="278.31991053" calcext:value-type="float">
            <text:p>278.31991053</text:p>
          </table:table-cell>
          <table:table-cell office:value-type="float" office:value="278.32008805" calcext:value-type="float">
            <text:p>278.32008805</text:p>
          </table:table-cell>
          <table:table-cell office:value-type="float" office:value="278.32002176" calcext:value-type="float">
            <text:p>278.3200217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8.69041802" calcext:value-type="float">
            <text:p>298.69041802</text:p>
          </table:table-cell>
          <table:table-cell office:value-type="float" office:value="300.64870288" calcext:value-type="float">
            <text:p>300.64870288</text:p>
          </table:table-cell>
          <table:table-cell office:value-type="float" office:value="300.64880914" calcext:value-type="float">
            <text:p>300.64880914</text:p>
          </table:table-cell>
          <table:table-cell office:value-type="float" office:value="300.64891379" calcext:value-type="float">
            <text:p>300.64891379</text:p>
          </table:table-cell>
          <table:table-cell office:value-type="float" office:value="300.64884261" calcext:value-type="float">
            <text:p>300.64884261</text:p>
          </table:table-cell>
          <table:table-cell office:value-type="float" office:value="300.64350188" calcext:value-type="float">
            <text:p>300.64350188</text:p>
          </table:table-cell>
          <table:table-cell office:value-type="float" office:value="300.64875324" calcext:value-type="float">
            <text:p>300.64875324</text:p>
          </table:table-cell>
          <table:table-cell office:value-type="float" office:value="301.24240757" calcext:value-type="float">
            <text:p>301.24240757</text:p>
          </table:table-cell>
          <table:table-cell office:value-type="float" office:value="301.2402732" calcext:value-type="float">
            <text:p>301.2402732</text:p>
          </table:table-cell>
          <table:table-cell office:value-type="float" office:value="301.24251241" calcext:value-type="float">
            <text:p>301.24251241</text:p>
          </table:table-cell>
          <table:table-cell office:value-type="float" office:value="301.24255359" calcext:value-type="float">
            <text:p>301.24255359</text:p>
          </table:table-cell>
          <table:table-cell office:value-type="float" office:value="301.24264579" calcext:value-type="float">
            <text:p>301.24264579</text:p>
          </table:table-cell>
          <table:table-cell office:value-type="float" office:value="301.24248266" calcext:value-type="float">
            <text:p>301.24248266</text:p>
          </table:table-cell>
          <table:table-cell office:value-type="float" office:value="301.24248884" calcext:value-type="float">
            <text:p>301.24248884</text:p>
          </table:table-cell>
          <table:table-cell office:value-type="float" office:value="305.72248715" calcext:value-type="float">
            <text:p>305.72248715</text:p>
          </table:table-cell>
          <table:table-cell office:value-type="float" office:value="305.72252925" calcext:value-type="float">
            <text:p>305.72252925</text:p>
          </table:table-cell>
          <table:table-cell office:value-type="float" office:value="305.72253119" calcext:value-type="float">
            <text:p>305.72253119</text:p>
          </table:table-cell>
          <table:table-cell office:value-type="float" office:value="305.72236982" calcext:value-type="float">
            <text:p>305.72236982</text:p>
          </table:table-cell>
          <table:table-cell office:value-type="float" office:value="305.72266398" calcext:value-type="float">
            <text:p>305.72266398</text:p>
          </table:table-cell>
          <table:table-cell office:value-type="float" office:value="305.72259569" calcext:value-type="float">
            <text:p>305.72259569</text:p>
          </table:table-cell>
          <table:table-cell office:value-type="float" office:value="305.72247841" calcext:value-type="float">
            <text:p>305.72247841</text:p>
          </table:table-cell>
          <table:table-cell office:value-type="float" office:value="305.72261198" calcext:value-type="float">
            <text:p>305.72261198</text:p>
          </table:table-cell>
          <table:table-cell office:value-type="float" office:value="305.72260604" calcext:value-type="float">
            <text:p>305.72260604</text:p>
          </table:table-cell>
          <table:table-cell office:value-type="float" office:value="305.71840721" calcext:value-type="float">
            <text:p>305.71840721</text:p>
          </table:table-cell>
          <table:table-cell office:value-type="float" office:value="305.72199213" calcext:value-type="float">
            <text:p>305.72199213</text:p>
          </table:table-cell>
          <table:table-cell office:value-type="float" office:value="305.72265363" calcext:value-type="float">
            <text:p>305.72265363</text:p>
          </table:table-cell>
          <table:table-cell office:value-type="float" office:value="305.72263057" calcext:value-type="float">
            <text:p>305.72263057</text:p>
          </table:table-cell>
          <table:table-cell office:value-type="float" office:value="305.72266862" calcext:value-type="float">
            <text:p>305.7226686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7.64300449" calcext:value-type="float">
            <text:p>297.64300449</text:p>
          </table:table-cell>
          <table:table-cell office:value-type="float" office:value="297.64289439" calcext:value-type="float">
            <text:p>297.64289439</text:p>
          </table:table-cell>
          <table:table-cell office:value-type="float" office:value="297.6430867" calcext:value-type="float">
            <text:p>297.6430867</text:p>
          </table:table-cell>
          <table:table-cell office:value-type="float" office:value="301.02301343" calcext:value-type="float">
            <text:p>301.02301343</text:p>
          </table:table-cell>
          <table:table-cell office:value-type="float" office:value="301.22675281" calcext:value-type="float">
            <text:p>301.22675281</text:p>
          </table:table-cell>
          <table:table-cell office:value-type="float" office:value="301.22642147" calcext:value-type="float">
            <text:p>301.22642147</text:p>
          </table:table-cell>
          <table:table-cell office:value-type="float" office:value="301.22663073" calcext:value-type="float">
            <text:p>301.22663073</text:p>
          </table:table-cell>
          <table:table-cell office:value-type="float" office:value="301.22666534" calcext:value-type="float">
            <text:p>301.22666534</text:p>
          </table:table-cell>
          <table:table-cell office:value-type="float" office:value="301.22661031" calcext:value-type="float">
            <text:p>301.22661031</text:p>
          </table:table-cell>
          <table:table-cell office:value-type="float" office:value="301.22412788" calcext:value-type="float">
            <text:p>301.22412788</text:p>
          </table:table-cell>
          <table:table-cell office:value-type="float" office:value="301.22678391" calcext:value-type="float">
            <text:p>301.22678391</text:p>
          </table:table-cell>
          <table:table-cell office:value-type="float" office:value="301.22675048" calcext:value-type="float">
            <text:p>301.22675048</text:p>
          </table:table-cell>
          <table:table-cell office:value-type="float" office:value="301.28795868" calcext:value-type="float">
            <text:p>301.28795868</text:p>
          </table:table-cell>
          <table:table-cell office:value-type="float" office:value="301.28776698" calcext:value-type="float">
            <text:p>301.28776698</text:p>
          </table:table-cell>
          <table:table-cell office:value-type="float" office:value="301.28771851" calcext:value-type="float">
            <text:p>301.28771851</text:p>
          </table:table-cell>
          <table:table-cell office:value-type="float" office:value="301.28786098" calcext:value-type="float">
            <text:p>301.28786098</text:p>
          </table:table-cell>
          <table:table-cell office:value-type="float" office:value="301.28788834" calcext:value-type="float">
            <text:p>301.28788834</text:p>
          </table:table-cell>
          <table:table-cell office:value-type="float" office:value="301.28779341" calcext:value-type="float">
            <text:p>301.28779341</text:p>
          </table:table-cell>
          <table:table-cell office:value-type="float" office:value="301.28792221" calcext:value-type="float">
            <text:p>301.28792221</text:p>
          </table:table-cell>
          <table:table-cell office:value-type="float" office:value="301.28799585" calcext:value-type="float">
            <text:p>301.28799585</text:p>
          </table:table-cell>
          <table:table-cell office:value-type="float" office:value="301.28775846" calcext:value-type="float">
            <text:p>301.28775846</text:p>
          </table:table-cell>
          <table:table-cell office:value-type="float" office:value="301.28807908" calcext:value-type="float">
            <text:p>301.28807908</text:p>
          </table:table-cell>
          <table:table-cell office:value-type="float" office:value="301.28812702" calcext:value-type="float">
            <text:p>301.28812702</text:p>
          </table:table-cell>
          <table:table-cell office:value-type="float" office:value="301.28792469" calcext:value-type="float">
            <text:p>301.28792469</text:p>
          </table:table-cell>
          <table:table-cell office:value-type="float" office:value="301.28784357" calcext:value-type="float">
            <text:p>301.28784357</text:p>
          </table:table-cell>
          <table:table-cell office:value-type="float" office:value="301.2877859" calcext:value-type="float">
            <text:p>301.2877859</text:p>
          </table:table-cell>
          <table:table-cell office:value-type="float" office:value="301.28818638" calcext:value-type="float">
            <text:p>301.28818638</text:p>
          </table:table-cell>
          <table:table-cell office:value-type="float" office:value="301.28722771" calcext:value-type="float">
            <text:p>301.28722771</text:p>
          </table:table-cell>
          <table:table-cell office:value-type="float" office:value="301.28813648" calcext:value-type="float">
            <text:p>301.28813648</text:p>
          </table:table-cell>
          <table:table-cell office:value-type="float" office:value="301.28805742" calcext:value-type="float">
            <text:p>301.28805742</text:p>
          </table:table-cell>
          <table:table-cell office:value-type="float" office:value="301.28179755" calcext:value-type="float">
            <text:p>301.28179755</text:p>
          </table:table-cell>
          <table:table-cell office:value-type="float" office:value="301.28802068" calcext:value-type="float">
            <text:p>301.2880206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.79229775" calcext:value-type="float">
            <text:p>307.79229775</text:p>
          </table:table-cell>
          <table:table-cell office:value-type="float" office:value="307.79270474" calcext:value-type="float">
            <text:p>307.79270474</text:p>
          </table:table-cell>
          <table:table-cell office:value-type="float" office:value="307.79270593" calcext:value-type="float">
            <text:p>307.79270593</text:p>
          </table:table-cell>
          <table:table-cell office:value-type="float" office:value="307.79241876" calcext:value-type="float">
            <text:p>307.79241876</text:p>
          </table:table-cell>
          <table:table-cell office:value-type="float" office:value="307.79249536" calcext:value-type="float">
            <text:p>307.79249536</text:p>
          </table:table-cell>
          <table:table-cell office:value-type="float" office:value="307.79227761" calcext:value-type="float">
            <text:p>307.79227761</text:p>
          </table:table-cell>
          <table:table-cell office:value-type="float" office:value="307.79268587" calcext:value-type="float">
            <text:p>307.79268587</text:p>
          </table:table-cell>
          <table:table-cell office:value-type="float" office:value="307.79246563" calcext:value-type="float">
            <text:p>307.79246563</text:p>
          </table:table-cell>
          <table:table-cell office:value-type="float" office:value="307.78008179" calcext:value-type="float">
            <text:p>307.78008179</text:p>
          </table:table-cell>
          <table:table-cell office:value-type="float" office:value="307.78326644" calcext:value-type="float">
            <text:p>307.78326644</text:p>
          </table:table-cell>
          <table:table-cell office:value-type="float" office:value="307.79251952" calcext:value-type="float">
            <text:p>307.79251952</text:p>
          </table:table-cell>
          <table:table-cell office:value-type="float" office:value="311.97990829" calcext:value-type="float">
            <text:p>311.97990829</text:p>
          </table:table-cell>
          <table:table-cell office:value-type="float" office:value="311.98002116" calcext:value-type="float">
            <text:p>311.98002116</text:p>
          </table:table-cell>
          <table:table-cell office:value-type="float" office:value="311.97995644" calcext:value-type="float">
            <text:p>311.97995644</text:p>
          </table:table-cell>
          <table:table-cell office:value-type="float" office:value="311.9798253" calcext:value-type="float">
            <text:p>311.9798253</text:p>
          </table:table-cell>
          <table:table-cell office:value-type="float" office:value="311.97437053" calcext:value-type="float">
            <text:p>311.97437053</text:p>
          </table:table-cell>
          <table:table-cell office:value-type="float" office:value="312.57383839" calcext:value-type="float">
            <text:p>312.57383839</text:p>
          </table:table-cell>
          <table:table-cell office:value-type="float" office:value="312.57400501" calcext:value-type="float">
            <text:p>312.57400501</text:p>
          </table:table-cell>
          <table:table-cell office:value-type="float" office:value="313.09935749" calcext:value-type="float">
            <text:p>313.09935749</text:p>
          </table:table-cell>
          <table:table-cell office:value-type="float" office:value="313.09924648" calcext:value-type="float">
            <text:p>313.09924648</text:p>
          </table:table-cell>
          <table:table-cell office:value-type="float" office:value="313.09929636" calcext:value-type="float">
            <text:p>313.09929636</text:p>
          </table:table-cell>
          <table:table-cell office:value-type="float" office:value="313.09940873" calcext:value-type="float">
            <text:p>313.09940873</text:p>
          </table:table-cell>
          <table:table-cell office:value-type="float" office:value="313.09941933" calcext:value-type="float">
            <text:p>313.09941933</text:p>
          </table:table-cell>
          <table:table-cell office:value-type="float" office:value="313.09955688" calcext:value-type="float">
            <text:p>313.09955688</text:p>
          </table:table-cell>
          <table:table-cell office:value-type="float" office:value="313.09954768" calcext:value-type="float">
            <text:p>313.09954768</text:p>
          </table:table-cell>
          <table:table-cell office:value-type="float" office:value="313.09960783" calcext:value-type="float">
            <text:p>313.09960783</text:p>
          </table:table-cell>
          <table:table-cell office:value-type="float" office:value="313.09920923" calcext:value-type="float">
            <text:p>313.09920923</text:p>
          </table:table-cell>
          <table:table-cell office:value-type="float" office:value="313.0994753" calcext:value-type="float">
            <text:p>313.0994753</text:p>
          </table:table-cell>
          <table:table-cell office:value-type="float" office:value="314.98401109" calcext:value-type="float">
            <text:p>314.98401109</text:p>
          </table:table-cell>
          <table:table-cell office:value-type="float" office:value="314.98389514" calcext:value-type="float">
            <text:p>314.98389514</text:p>
          </table:table-cell>
          <table:table-cell office:value-type="float" office:value="314.98389848" calcext:value-type="float">
            <text:p>314.98389848</text:p>
          </table:table-cell>
          <table:table-cell office:value-type="float" office:value="314.9838337" calcext:value-type="float">
            <text:p>314.9838337</text:p>
          </table:table-cell>
          <table:table-cell office:value-type="float" office:value="314.98407214" calcext:value-type="float">
            <text:p>314.98407214</text:p>
          </table:table-cell>
          <table:table-cell office:value-type="float" office:value="314.98415592" calcext:value-type="float">
            <text:p>314.98415592</text:p>
          </table:table-cell>
          <table:table-cell office:value-type="float" office:value="314.98405595" calcext:value-type="float">
            <text:p>314.98405595</text:p>
          </table:table-cell>
          <table:table-cell office:value-type="float" office:value="314.98388236" calcext:value-type="float">
            <text:p>314.9838823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8.60205365" calcext:value-type="float">
            <text:p>308.60205365</text:p>
          </table:table-cell>
          <table:table-cell office:value-type="float" office:value="309.7471195" calcext:value-type="float">
            <text:p>309.7471195</text:p>
          </table:table-cell>
          <table:table-cell office:value-type="float" office:value="309.74713292" calcext:value-type="float">
            <text:p>309.74713292</text:p>
          </table:table-cell>
          <table:table-cell office:value-type="float" office:value="309.74702409" calcext:value-type="float">
            <text:p>309.74702409</text:p>
          </table:table-cell>
          <table:table-cell office:value-type="float" office:value="309.74689936" calcext:value-type="float">
            <text:p>309.74689936</text:p>
          </table:table-cell>
          <table:table-cell office:value-type="float" office:value="309.74727567" calcext:value-type="float">
            <text:p>309.74727567</text:p>
          </table:table-cell>
          <table:table-cell office:value-type="float" office:value="309.74694072" calcext:value-type="float">
            <text:p>309.74694072</text:p>
          </table:table-cell>
          <table:table-cell office:value-type="float" office:value="309.74728038" calcext:value-type="float">
            <text:p>309.74728038</text:p>
          </table:table-cell>
          <table:table-cell office:value-type="float" office:value="309.74731114" calcext:value-type="float">
            <text:p>309.74731114</text:p>
          </table:table-cell>
          <table:table-cell office:value-type="float" office:value="309.74713807" calcext:value-type="float">
            <text:p>309.74713807</text:p>
          </table:table-cell>
          <table:table-cell office:value-type="float" office:value="309.74718522" calcext:value-type="float">
            <text:p>309.74718522</text:p>
          </table:table-cell>
          <table:table-cell office:value-type="float" office:value="309.74705922" calcext:value-type="float">
            <text:p>309.74705922</text:p>
          </table:table-cell>
          <table:table-cell office:value-type="float" office:value="310.73409379" calcext:value-type="float">
            <text:p>310.73409379</text:p>
          </table:table-cell>
          <table:table-cell office:value-type="float" office:value="310.73056625" calcext:value-type="float">
            <text:p>310.73056625</text:p>
          </table:table-cell>
          <table:table-cell office:value-type="float" office:value="310.73409316" calcext:value-type="float">
            <text:p>310.73409316</text:p>
          </table:table-cell>
          <table:table-cell office:value-type="float" office:value="310.73407034" calcext:value-type="float">
            <text:p>310.73407034</text:p>
          </table:table-cell>
          <table:table-cell office:value-type="float" office:value="310.73396748" calcext:value-type="float">
            <text:p>310.73396748</text:p>
          </table:table-cell>
          <table:table-cell office:value-type="float" office:value="310.73377757" calcext:value-type="float">
            <text:p>310.73377757</text:p>
          </table:table-cell>
          <table:table-cell office:value-type="float" office:value="310.73391191" calcext:value-type="float">
            <text:p>310.73391191</text:p>
          </table:table-cell>
          <table:table-cell office:value-type="float" office:value="310.73377207" calcext:value-type="float">
            <text:p>310.73377207</text:p>
          </table:table-cell>
          <table:table-cell office:value-type="float" office:value="310.73385899" calcext:value-type="float">
            <text:p>310.73385899</text:p>
          </table:table-cell>
          <table:table-cell office:value-type="float" office:value="310.73375063" calcext:value-type="float">
            <text:p>310.73375063</text:p>
          </table:table-cell>
          <table:table-cell office:value-type="float" office:value="310.73343311" calcext:value-type="float">
            <text:p>310.73343311</text:p>
          </table:table-cell>
          <table:table-cell office:value-type="float" office:value="310.73412167" calcext:value-type="float">
            <text:p>310.73412167</text:p>
          </table:table-cell>
          <table:table-cell office:value-type="float" office:value="310.73384494" calcext:value-type="float">
            <text:p>310.73384494</text:p>
          </table:table-cell>
          <table:table-cell office:value-type="float" office:value="310.73416439" calcext:value-type="float">
            <text:p>310.73416439</text:p>
          </table:table-cell>
          <table:table-cell office:value-type="float" office:value="310.73418493" calcext:value-type="float">
            <text:p>310.73418493</text:p>
          </table:table-cell>
          <table:table-cell office:value-type="float" office:value="310.73387997" calcext:value-type="float">
            <text:p>310.73387997</text:p>
          </table:table-cell>
          <table:table-cell office:value-type="float" office:value="310.73109381" calcext:value-type="float">
            <text:p>310.73109381</text:p>
          </table:table-cell>
          <table:table-cell office:value-type="float" office:value="310.73402556" calcext:value-type="float">
            <text:p>310.73402556</text:p>
          </table:table-cell>
          <table:table-cell office:value-type="float" office:value="310.7339158" calcext:value-type="float">
            <text:p>310.7339158</text:p>
          </table:table-cell>
          <table:table-cell office:value-type="float" office:value="310.73417753" calcext:value-type="float">
            <text:p>310.73417753</text:p>
          </table:table-cell>
          <table:table-cell office:value-type="float" office:value="310.73394416" calcext:value-type="float">
            <text:p>310.73394416</text:p>
          </table:table-cell>
          <table:table-cell office:value-type="float" office:value="310.73416188" calcext:value-type="float">
            <text:p>310.73416188</text:p>
          </table:table-cell>
          <table:table-cell office:value-type="float" office:value="310.72205512" calcext:value-type="float">
            <text:p>310.72205512</text:p>
          </table:table-cell>
          <table:table-cell office:value-type="float" office:value="310.7342112" calcext:value-type="float">
            <text:p>310.7342112</text:p>
          </table:table-cell>
          <table:table-cell office:value-type="float" office:value="310.73364009" calcext:value-type="float">
            <text:p>310.73364009</text:p>
          </table:table-cell>
          <table:table-cell office:value-type="float" office:value="310.73423869" calcext:value-type="float">
            <text:p>310.73423869</text:p>
          </table:table-cell>
          <table:table-cell office:value-type="float" office:value="310.73421954" calcext:value-type="float">
            <text:p>310.73421954</text:p>
          </table:table-cell>
          <table:table-cell office:value-type="float" office:value="310.73433239" calcext:value-type="float">
            <text:p>310.7343323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.36462825" calcext:value-type="float">
            <text:p>310.36462825</text:p>
          </table:table-cell>
          <table:table-cell office:value-type="float" office:value="310.37771886" calcext:value-type="float">
            <text:p>310.37771886</text:p>
          </table:table-cell>
          <table:table-cell office:value-type="float" office:value="323.54198637" calcext:value-type="float">
            <text:p>323.54198637</text:p>
          </table:table-cell>
          <table:table-cell office:value-type="float" office:value="323.54221448" calcext:value-type="float">
            <text:p>323.54221448</text:p>
          </table:table-cell>
          <table:table-cell office:value-type="float" office:value="323.53909334" calcext:value-type="float">
            <text:p>323.53909334</text:p>
          </table:table-cell>
          <table:table-cell office:value-type="float" office:value="323.54218912" calcext:value-type="float">
            <text:p>323.54218912</text:p>
          </table:table-cell>
          <table:table-cell office:value-type="float" office:value="323.54227616" calcext:value-type="float">
            <text:p>323.54227616</text:p>
          </table:table-cell>
          <table:table-cell office:value-type="float" office:value="323.54122872" calcext:value-type="float">
            <text:p>323.54122872</text:p>
          </table:table-cell>
          <table:table-cell office:value-type="float" office:value="323.54210144" calcext:value-type="float">
            <text:p>323.54210144</text:p>
          </table:table-cell>
          <table:table-cell office:value-type="float" office:value="323.54186121" calcext:value-type="float">
            <text:p>323.54186121</text:p>
          </table:table-cell>
          <table:table-cell office:value-type="float" office:value="323.54207742" calcext:value-type="float">
            <text:p>323.54207742</text:p>
          </table:table-cell>
          <table:table-cell office:value-type="float" office:value="323.54233123" calcext:value-type="float">
            <text:p>323.54233123</text:p>
          </table:table-cell>
          <table:table-cell office:value-type="float" office:value="323.5300687" calcext:value-type="float">
            <text:p>323.5300687</text:p>
          </table:table-cell>
          <table:table-cell office:value-type="float" office:value="323.5295222" calcext:value-type="float">
            <text:p>323.5295222</text:p>
          </table:table-cell>
          <table:table-cell office:value-type="float" office:value="323.54200252" calcext:value-type="float">
            <text:p>323.54200252</text:p>
          </table:table-cell>
          <table:table-cell office:value-type="float" office:value="323.54197733" calcext:value-type="float">
            <text:p>323.54197733</text:p>
          </table:table-cell>
          <table:table-cell office:value-type="float" office:value="323.5420961" calcext:value-type="float">
            <text:p>323.5420961</text:p>
          </table:table-cell>
          <table:table-cell office:value-type="float" office:value="323.54226822" calcext:value-type="float">
            <text:p>323.54226822</text:p>
          </table:table-cell>
          <table:table-cell office:value-type="float" office:value="323.54246987" calcext:value-type="float">
            <text:p>323.54246987</text:p>
          </table:table-cell>
          <table:table-cell office:value-type="float" office:value="323.54225769" calcext:value-type="float">
            <text:p>323.54225769</text:p>
          </table:table-cell>
          <table:table-cell office:value-type="float" office:value="323.54220195" calcext:value-type="float">
            <text:p>323.54220195</text:p>
          </table:table-cell>
          <table:table-cell office:value-type="float" office:value="323.54249015" calcext:value-type="float">
            <text:p>323.54249015</text:p>
          </table:table-cell>
          <table:table-cell office:value-type="float" office:value="323.52966108" calcext:value-type="float">
            <text:p>323.52966108</text:p>
          </table:table-cell>
          <table:table-cell office:value-type="float" office:value="323.54258077" calcext:value-type="float">
            <text:p>323.54258077</text:p>
          </table:table-cell>
          <table:table-cell office:value-type="float" office:value="323.54254539" calcext:value-type="float">
            <text:p>323.54254539</text:p>
          </table:table-cell>
          <table:table-cell office:value-type="float" office:value="323.54235266" calcext:value-type="float">
            <text:p>323.54235266</text:p>
          </table:table-cell>
          <table:table-cell office:value-type="float" office:value="323.54262236" calcext:value-type="float">
            <text:p>323.54262236</text:p>
          </table:table-cell>
          <table:table-cell office:value-type="float" office:value="323.54237335" calcext:value-type="float">
            <text:p>323.54237335</text:p>
          </table:table-cell>
          <table:table-cell office:value-type="float" office:value="323.54242187" calcext:value-type="float">
            <text:p>323.54242187</text:p>
          </table:table-cell>
          <table:table-cell office:value-type="float" office:value="323.54238668" calcext:value-type="float">
            <text:p>323.54238668</text:p>
          </table:table-cell>
          <table:table-cell office:value-type="float" office:value="323.54267003" calcext:value-type="float">
            <text:p>323.54267003</text:p>
          </table:table-cell>
          <table:table-cell office:value-type="float" office:value="323.54262105" calcext:value-type="float">
            <text:p>323.54262105</text:p>
          </table:table-cell>
          <table:table-cell office:value-type="float" office:value="323.54237351" calcext:value-type="float">
            <text:p>323.54237351</text:p>
          </table:table-cell>
          <table:table-cell office:value-type="float" office:value="323.54276329" calcext:value-type="float">
            <text:p>323.54276329</text:p>
          </table:table-cell>
          <table:table-cell office:value-type="float" office:value="323.54265232" calcext:value-type="float">
            <text:p>323.54265232</text:p>
          </table:table-cell>
          <table:table-cell office:value-type="float" office:value="323.5423923" calcext:value-type="float">
            <text:p>323.5423923</text:p>
          </table:table-cell>
          <table:table-cell office:value-type="float" office:value="323.54245617" calcext:value-type="float">
            <text:p>323.54245617</text:p>
          </table:table-cell>
          <table:table-cell office:value-type="float" office:value="323.54275702" calcext:value-type="float">
            <text:p>323.54275702</text:p>
          </table:table-cell>
          <table:table-cell office:value-type="float" office:value="323.62736251" calcext:value-type="float">
            <text:p>323.62736251</text:p>
          </table:table-cell>
          <table:table-cell office:value-type="float" office:value="323.6274165" calcext:value-type="float">
            <text:p>323.6274165</text:p>
          </table:table-cell>
          <table:table-cell office:value-type="float" office:value="323.61471706" calcext:value-type="float">
            <text:p>323.61471706</text:p>
          </table:table-cell>
          <table:table-cell office:value-type="float" office:value="323.62342772" calcext:value-type="float">
            <text:p>323.62342772</text:p>
          </table:table-cell>
          <table:table-cell office:value-type="float" office:value="323.61529467" calcext:value-type="float">
            <text:p>323.61529467</text:p>
          </table:table-cell>
          <table:table-cell office:value-type="float" office:value="323.62728703" calcext:value-type="float">
            <text:p>323.627287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7.69811508" calcext:value-type="float">
            <text:p>317.69811508</text:p>
          </table:table-cell>
          <table:table-cell office:value-type="float" office:value="317.6981378" calcext:value-type="float">
            <text:p>317.6981378</text:p>
          </table:table-cell>
          <table:table-cell office:value-type="float" office:value="317.69788981" calcext:value-type="float">
            <text:p>317.69788981</text:p>
          </table:table-cell>
          <table:table-cell office:value-type="float" office:value="317.68554714" calcext:value-type="float">
            <text:p>317.68554714</text:p>
          </table:table-cell>
          <table:table-cell office:value-type="float" office:value="317.69790785" calcext:value-type="float">
            <text:p>317.69790785</text:p>
          </table:table-cell>
          <table:table-cell office:value-type="float" office:value="317.95609223" calcext:value-type="float">
            <text:p>317.95609223</text:p>
          </table:table-cell>
          <table:table-cell office:value-type="float" office:value="317.95598141" calcext:value-type="float">
            <text:p>317.95598141</text:p>
          </table:table-cell>
          <table:table-cell office:value-type="float" office:value="322.33026124" calcext:value-type="float">
            <text:p>322.33026124</text:p>
          </table:table-cell>
          <table:table-cell office:value-type="float" office:value="322.33011604" calcext:value-type="float">
            <text:p>322.33011604</text:p>
          </table:table-cell>
          <table:table-cell office:value-type="float" office:value="327.22581859" calcext:value-type="float">
            <text:p>327.22581859</text:p>
          </table:table-cell>
          <table:table-cell office:value-type="float" office:value="327.22606802" calcext:value-type="float">
            <text:p>327.22606802</text:p>
          </table:table-cell>
          <table:table-cell office:value-type="float" office:value="327.22576923" calcext:value-type="float">
            <text:p>327.22576923</text:p>
          </table:table-cell>
          <table:table-cell office:value-type="float" office:value="327.22581669" calcext:value-type="float">
            <text:p>327.22581669</text:p>
          </table:table-cell>
          <table:table-cell office:value-type="float" office:value="327.22608226" calcext:value-type="float">
            <text:p>327.22608226</text:p>
          </table:table-cell>
          <table:table-cell office:value-type="float" office:value="327.22593492" calcext:value-type="float">
            <text:p>327.22593492</text:p>
          </table:table-cell>
          <table:table-cell office:value-type="float" office:value="327.21423701" calcext:value-type="float">
            <text:p>327.21423701</text:p>
          </table:table-cell>
          <table:table-cell office:value-type="float" office:value="327.21366879" calcext:value-type="float">
            <text:p>327.21366879</text:p>
          </table:table-cell>
          <table:table-cell office:value-type="float" office:value="327.21351861" calcext:value-type="float">
            <text:p>327.21351861</text:p>
          </table:table-cell>
          <table:table-cell office:value-type="float" office:value="327.22637132" calcext:value-type="float">
            <text:p>327.22637132</text:p>
          </table:table-cell>
          <table:table-cell office:value-type="float" office:value="327.22624372" calcext:value-type="float">
            <text:p>327.22624372</text:p>
          </table:table-cell>
          <table:table-cell office:value-type="float" office:value="327.22606797" calcext:value-type="float">
            <text:p>327.22606797</text:p>
          </table:table-cell>
          <table:table-cell office:value-type="float" office:value="327.22175437" calcext:value-type="float">
            <text:p>327.22175437</text:p>
          </table:table-cell>
          <table:table-cell office:value-type="float" office:value="327.22643385" calcext:value-type="float">
            <text:p>327.22643385</text:p>
          </table:table-cell>
          <table:table-cell office:value-type="float" office:value="327.21374416" calcext:value-type="float">
            <text:p>327.21374416</text:p>
          </table:table-cell>
          <table:table-cell office:value-type="float" office:value="327.21438634" calcext:value-type="float">
            <text:p>327.21438634</text:p>
          </table:table-cell>
          <table:table-cell office:value-type="float" office:value="327.22632774" calcext:value-type="float">
            <text:p>327.22632774</text:p>
          </table:table-cell>
          <table:table-cell office:value-type="float" office:value="327.21448" calcext:value-type="float">
            <text:p>327.21448</text:p>
          </table:table-cell>
          <table:table-cell office:value-type="float" office:value="327.22629938" calcext:value-type="float">
            <text:p>327.22629938</text:p>
          </table:table-cell>
          <table:table-cell office:value-type="float" office:value="327.21351912" calcext:value-type="float">
            <text:p>327.21351912</text:p>
          </table:table-cell>
          <table:table-cell office:value-type="float" office:value="327.22660055" calcext:value-type="float">
            <text:p>327.22660055</text:p>
          </table:table-cell>
          <table:table-cell office:value-type="float" office:value="327.22658641" calcext:value-type="float">
            <text:p>327.22658641</text:p>
          </table:table-cell>
          <table:table-cell office:value-type="float" office:value="327.22650016" calcext:value-type="float">
            <text:p>327.22650016</text:p>
          </table:table-cell>
          <table:table-cell office:value-type="float" office:value="327.22634751" calcext:value-type="float">
            <text:p>327.22634751</text:p>
          </table:table-cell>
          <table:table-cell office:value-type="float" office:value="327.22647843" calcext:value-type="float">
            <text:p>327.22647843</text:p>
          </table:table-cell>
          <table:table-cell office:value-type="float" office:value="327.22652164" calcext:value-type="float">
            <text:p>327.22652164</text:p>
          </table:table-cell>
          <table:table-cell office:value-type="float" office:value="327.22632682" calcext:value-type="float">
            <text:p>327.22632682</text:p>
          </table:table-cell>
          <table:table-cell office:value-type="float" office:value="327.21383057" calcext:value-type="float">
            <text:p>327.21383057</text:p>
          </table:table-cell>
          <table:table-cell office:value-type="float" office:value="327.22637208" calcext:value-type="float">
            <text:p>327.22637208</text:p>
          </table:table-cell>
          <table:table-cell office:value-type="float" office:value="327.21498923" calcext:value-type="float">
            <text:p>327.21498923</text:p>
          </table:table-cell>
          <table:table-cell office:value-type="float" office:value="327.22638891" calcext:value-type="float">
            <text:p>327.22638891</text:p>
          </table:table-cell>
          <table:table-cell office:value-type="float" office:value="327.22634042" calcext:value-type="float">
            <text:p>327.22634042</text:p>
          </table:table-cell>
          <table:table-cell office:value-type="float" office:value="327.2180103" calcext:value-type="float">
            <text:p>327.2180103</text:p>
          </table:table-cell>
          <table:table-cell office:value-type="float" office:value="327.22639541" calcext:value-type="float">
            <text:p>327.22639541</text:p>
          </table:table-cell>
          <table:table-cell office:value-type="float" office:value="327.22652659" calcext:value-type="float">
            <text:p>327.22652659</text:p>
          </table:table-cell>
          <table:table-cell office:value-type="float" office:value="327.22678712" calcext:value-type="float">
            <text:p>327.22678712</text:p>
          </table:table-cell>
          <table:table-cell office:value-type="float" office:value="327.21973141" calcext:value-type="float">
            <text:p>327.21973141</text:p>
          </table:table-cell>
          <table:table-cell office:value-type="float" office:value="327.22647503" calcext:value-type="float">
            <text:p>327.22647503</text:p>
          </table:table-cell>
          <table:table-cell office:value-type="float" office:value="327.21487268" calcext:value-type="float">
            <text:p>327.21487268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6.07157487" calcext:value-type="float">
            <text:p>266.07157487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4.22227581" calcext:value-type="float">
            <text:p>264.22227581</text:p>
          </table:table-cell>
          <table:table-cell table:formula="of:=( MAX([.B50];[.B65];[.B80]) -  MIN([.B50];[.B65];[.B80])   )/2" office:value-type="float" office:value="1.56283511500001" calcext:value-type="float">
            <text:p>1.56283511500001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264.2906159275" calcext:value-type="float">
            <text:p>264.2906159275</text:p>
          </table:table-cell>
          <table:table-cell table:formula="of:=( MAX([.B4]:OFFSET([.B4];0;[.A4]-1)) - MIN([.B4]:OFFSET([.B4];0;[.A4]-1)) )/2" office:value-type="float" office:value="0.000364780000012388" calcext:value-type="float">
            <text:p>0.0003647800000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67.764901240833" calcext:value-type="float">
            <text:p>267.764901240833</text:p>
          </table:table-cell>
          <table:table-cell table:formula="of:=SQRT([.C51]^2 + [.C66]^2 + [.C81]^2)/3" office:value-type="float" office:value="3.99738668451991" calcext:value-type="float">
            <text:p>3.99738668451991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264.73140816375" calcext:value-type="float">
            <text:p>264.73140816375</text:p>
          </table:table-cell>
          <table:table-cell table:formula="of:=( MAX([.B5]:OFFSET([.B5];0;[.A5]-1)) - MIN([.B5]:OFFSET([.B5];0;[.A5]-1)) )/2" office:value-type="float" office:value="0.0290109450000102" calcext:value-type="float">
            <text:p>0.029010945000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65.235763760833" calcext:value-type="float">
            <text:p>265.235763760833</text:p>
          </table:table-cell>
          <table:table-cell table:formula="of:=SQRT([.C52]^2 + [.C67]^2 + [.C82]^2)/3" office:value-type="float" office:value="0.155088517793513" calcext:value-type="float">
            <text:p>0.155088517793513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64.117202235833" calcext:value-type="float">
            <text:p>264.117202235833</text:p>
          </table:table-cell>
          <table:table-cell table:formula="of:=( MAX([.B6]:OFFSET([.B6];0;[.A6]-1)) - MIN([.B6]:OFFSET([.B6];0;[.A6]-1)) )/2" office:value-type="float" office:value="1.03689366500001" calcext:value-type="float">
            <text:p>1.036893665000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76.470253856111" calcext:value-type="float">
            <text:p>276.470253856111</text:p>
          </table:table-cell>
          <table:table-cell table:formula="of:=SQRT([.C53]^2 + [.C68]^2 + [.C83]^2)/3" office:value-type="float" office:value="12.4621872743296" calcext:value-type="float">
            <text:p>12.4621872743296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268.781630055625" calcext:value-type="float">
            <text:p>268.781630055625</text:p>
          </table:table-cell>
          <table:table-cell table:formula="of:=( MAX([.B7]:OFFSET([.B7];0;[.A7]-1)) - MIN([.B7]:OFFSET([.B7];0;[.A7]-1)) )/2" office:value-type="float" office:value="0.356830709999997" calcext:value-type="float">
            <text:p>0.3568307099999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68.670096095208" calcext:value-type="float">
            <text:p>268.670096095208</text:p>
          </table:table-cell>
          <table:table-cell table:formula="of:=SQRT([.C54]^2 + [.C69]^2 + [.C84]^2)/3" office:value-type="float" office:value="0.226349228730101" calcext:value-type="float">
            <text:p>0.226349228730101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273.059598346" calcext:value-type="float">
            <text:p>273.059598346</text:p>
          </table:table-cell>
          <table:table-cell table:formula="of:=( MAX([.B8]:OFFSET([.B8];0;[.A8]-1)) - MIN([.B8]:OFFSET([.B8];0;[.A8]-1)) )/2" office:value-type="float" office:value="1.16754767999998" calcext:value-type="float">
            <text:p>1.167547679999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72.134604351" calcext:value-type="float">
            <text:p>272.134604351</text:p>
          </table:table-cell>
          <table:table-cell table:formula="of:=SQRT([.C55]^2 + [.C70]^2 + [.C85]^2)/3" office:value-type="float" office:value="0.405965717407074" calcext:value-type="float">
            <text:p>0.405965717407074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283.82465680875" calcext:value-type="float">
            <text:p>283.82465680875</text:p>
          </table:table-cell>
          <table:table-cell table:formula="of:=( MAX([.B9]:OFFSET([.B9];0;[.A9]-1)) - MIN([.B9]:OFFSET([.B9];0;[.A9]-1)) )/2" office:value-type="float" office:value="5.51426745499998" calcext:value-type="float">
            <text:p>5.5142674549999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77.718096514444" calcext:value-type="float">
            <text:p>277.718096514444</text:p>
          </table:table-cell>
          <table:table-cell table:formula="of:=SQRT([.C56]^2 + [.C71]^2 + [.C86]^2)/3" office:value-type="float" office:value="2.02815342050731" calcext:value-type="float">
            <text:p>2.02815342050731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299.143889521786" calcext:value-type="float">
            <text:p>299.143889521786</text:p>
          </table:table-cell>
          <table:table-cell table:formula="of:=( MAX([.B10]:OFFSET([.B10];0;[.A10]-1)) - MIN([.B10]:OFFSET([.B10];0;[.A10]-1)) )/2" office:value-type="float" office:value="0.00061137500000541" calcext:value-type="float">
            <text:p>0.0006113750000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301.544292260833" calcext:value-type="float">
            <text:p>301.544292260833</text:p>
          </table:table-cell>
          <table:table-cell table:formula="of:=SQRT([.C57]^2 + [.C72]^2 + [.C87]^2)/3" office:value-type="float" office:value="1.28958562035676" calcext:value-type="float">
            <text:p>1.28958562035676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302.955879056875" calcext:value-type="float">
            <text:p>302.955879056875</text:p>
          </table:table-cell>
          <table:table-cell table:formula="of:=( MAX([.B11]:OFFSET([.B11];0;[.A11]-1)) - MIN([.B11]:OFFSET([.B11];0;[.A11]-1)) )/2" office:value-type="float" office:value="0.468624764999987" calcext:value-type="float">
            <text:p>0.46862476499998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05.140790716563" calcext:value-type="float">
            <text:p>305.140790716563</text:p>
          </table:table-cell>
          <table:table-cell table:formula="of:=SQRT([.C58]^2 + [.C73]^2 + [.C88]^2)/3" office:value-type="float" office:value="0.627312456352637" calcext:value-type="float">
            <text:p>0.627312456352637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307.588354690555" calcext:value-type="float">
            <text:p>307.588354690555</text:p>
          </table:table-cell>
          <table:table-cell table:formula="of:=( MAX([.B12]:OFFSET([.B12];0;[.A12]-1)) - MIN([.B12]:OFFSET([.B12];0;[.A12]-1)) )/2" office:value-type="float" office:value="1.75957729999999" calcext:value-type="float">
            <text:p>1.7595772999999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09.705765163889" calcext:value-type="float">
            <text:p>309.705765163889</text:p>
          </table:table-cell>
          <table:table-cell table:formula="of:=SQRT([.C59]^2 + [.C74]^2 + [.C89]^2)/3" office:value-type="float" office:value="1.72245219976224" calcext:value-type="float">
            <text:p>1.72245219976224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316.05954277375" calcext:value-type="float">
            <text:p>316.05954277375</text:p>
          </table:table-cell>
          <table:table-cell table:formula="of:=( MAX([.B13]:OFFSET([.B13];0;[.A13]-1)) - MIN([.B13]:OFFSET([.B13];0;[.A13]-1)) )/2" office:value-type="float" office:value="5.02067925999998" calcext:value-type="float">
            <text:p>5.020679259999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14.373758854083" calcext:value-type="float">
            <text:p>314.373758854083</text:p>
          </table:table-cell>
          <table:table-cell table:formula="of:=SQRT([.C60]^2 + [.C75]^2 + [.C90]^2)/3" office:value-type="float" office:value="1.71607933892772" calcext:value-type="float">
            <text:p>1.71607933892772</text:p>
          </table:table-cell>
          <table:table-cell table:number-columns-repeated="4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AVERAGE([.B14]:OFFSET([.B14];0;[.A14]-1))" office:value-type="float" office:value="321.700176715454" calcext:value-type="float">
            <text:p>321.700176715454</text:p>
          </table:table-cell>
          <table:table-cell table:style-name="ce1" table:formula="of:=( MAX([.B14]:OFFSET([.B14];0;[.A14]-1)) - MIN([.B14]:OFFSET([.B14];0;[.A14]-1)) )/2" office:value-type="float" office:value="7.860894575" calcext:value-type="float">
            <text:p>7.86089457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22.384806019091" calcext:value-type="float">
            <text:p>322.384806019091</text:p>
          </table:table-cell>
          <table:table-cell table:formula="of:=SQRT([.C61]^2 + [.C76]^2 + [.C91]^2)/3" office:value-type="float" office:value="6.81701968935621" calcext:value-type="float">
            <text:p>6.81701968935621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320.176882784792" calcext:value-type="float">
            <text:p>320.176882784792</text:p>
          </table:table-cell>
          <table:table-cell table:formula="of:=( MAX([.B15]:OFFSET([.B15];0;[.A15]-1)) - MIN([.B15]:OFFSET([.B15];0;[.A15]-1)) )/2" office:value-type="float" office:value="2.86105793500002" calcext:value-type="float">
            <text:p>2.8610579350000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22.887742363958" calcext:value-type="float">
            <text:p>322.887742363958</text:p>
          </table:table-cell>
          <table:table-cell table:formula="of:=SQRT([.C62]^2 + [.C77]^2 + [.C92]^2)/3" office:value-type="float" office:value="4.74051577738498" calcext:value-type="float">
            <text:p>4.74051577738498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63.64934792" calcext:value-type="float">
            <text:p>263.6493479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275.5581323025" calcext:value-type="float">
            <text:p>275.5581323025</text:p>
          </table:table-cell>
          <table:table-cell table:formula="of:=( MAX([.B19]:OFFSET([.B19];0;[.A19]-1)) - MIN([.B19]:OFFSET([.B19];0;[.A19]-1)) )/2" office:value-type="float" office:value="11.99215497" calcext:value-type="float">
            <text:p>11.9921549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265.28054120875" calcext:value-type="float">
            <text:p>265.28054120875</text:p>
          </table:table-cell>
          <table:table-cell table:formula="of:=( MAX([.B20]:OFFSET([.B20];0;[.A20]-1)) - MIN([.B20]:OFFSET([.B20];0;[.A20]-1)) )/2" office:value-type="float" office:value="0.464360164999988" calcext:value-type="float">
            <text:p>0.464360164999988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67.98467414" calcext:value-type="float">
            <text:p>267.98467414</text:p>
          </table:table-cell>
          <table:table-cell table:formula="of:=( MAX([.B21]:OFFSET([.B21];0;[.A21]-1)) - MIN([.B21]:OFFSET([.B21];0;[.A21]-1)) )/2" office:value-type="float" office:value="1.60228538999999" calcext:value-type="float">
            <text:p>1.6022853899999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268.304719633125" calcext:value-type="float">
            <text:p>268.304719633125</text:p>
          </table:table-cell>
          <table:table-cell table:formula="of:=( MAX([.B22]:OFFSET([.B22];0;[.A22]-1)) - MIN([.B22]:OFFSET([.B22];0;[.A22]-1)) )/2" office:value-type="float" office:value="0.17020811499998" calcext:value-type="float">
            <text:p>0.17020811499998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271.6648414435" calcext:value-type="float">
            <text:p>271.6648414435</text:p>
          </table:table-cell>
          <table:table-cell table:formula="of:=( MAX([.B23]:OFFSET([.B23];0;[.A23]-1)) - MIN([.B23]:OFFSET([.B23];0;[.A23]-1)) )/2" office:value-type="float" office:value="0.156151980000004" calcext:value-type="float">
            <text:p>0.15615198000000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274.3112152625" calcext:value-type="float">
            <text:p>274.3112152625</text:p>
          </table:table-cell>
          <table:table-cell table:formula="of:=( MAX([.B24]:OFFSET([.B24];0;[.A24]-1)) - MIN([.B24]:OFFSET([.B24];0;[.A24]-1)) )/2" office:value-type="float" office:value="0.412909020000001" calcext:value-type="float">
            <text:p>0.41290902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302.225254000357" calcext:value-type="float">
            <text:p>302.225254000357</text:p>
          </table:table-cell>
          <table:table-cell table:formula="of:=( MAX([.B25]:OFFSET([.B25];0;[.A25]-1)) - MIN([.B25]:OFFSET([.B25];0;[.A25]-1)) )/2" office:value-type="float" office:value="1.61373546500002" calcext:value-type="float">
            <text:p>1.61373546500002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311.544162097813" calcext:value-type="float">
            <text:p>311.544162097813</text:p>
          </table:table-cell>
          <table:table-cell table:formula="of:=( MAX([.B26]:OFFSET([.B26];0;[.A26]-1)) - MIN([.B26]:OFFSET([.B26];0;[.A26]-1)) )/2" office:value-type="float" office:value="0.00637711499999227" calcext:value-type="float">
            <text:p>0.00637711499999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309.817724839722" calcext:value-type="float">
            <text:p>309.817724839722</text:p>
          </table:table-cell>
          <table:table-cell table:formula="of:=( MAX([.B27]:OFFSET([.B27];0;[.A27]-1)) - MIN([.B27]:OFFSET([.B27];0;[.A27]-1)) )/2" office:value-type="float" office:value="3.26048936999999" calcext:value-type="float">
            <text:p>3.26048936999999</text:p>
          </table:table-cell>
          <table:table-cell table:number-columns-repeated="4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AVERAGE([.B28]:OFFSET([.B28];0;[.A28]-1))" office:value-type="float" office:value="316.65288561575" calcext:value-type="float">
            <text:p>316.65288561575</text:p>
          </table:table-cell>
          <table:table-cell table:style-name="ce1" table:formula="of:=( MAX([.B28]:OFFSET([.B28];0;[.A28]-1)) - MIN([.B28]:OFFSET([.B28];0;[.A28]-1)) )/2" office:value-type="float" office:value="0.400601160000008" calcext:value-type="float">
            <text:p>0.400601160000008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322.500600508409" calcext:value-type="float">
            <text:p>322.500600508409</text:p>
          </table:table-cell>
          <table:table-cell table:formula="of:=( MAX([.B29]:OFFSET([.B29];0;[.A29]-1)) - MIN([.B29]:OFFSET([.B29];0;[.A29]-1)) )/2" office:value-type="float" office:value="17.677012345" calcext:value-type="float">
            <text:p>17.67701234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322.84603864125" calcext:value-type="float">
            <text:p>322.84603864125</text:p>
          </table:table-cell>
          <table:table-cell table:formula="of:=( MAX([.B30]:OFFSET([.B30];0;[.A30]-1)) - MIN([.B30]:OFFSET([.B30];0;[.A30]-1)) )/2" office:value-type="float" office:value="13.08846595" calcext:value-type="float">
            <text:p>13.0884659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62.94590464" calcext:value-type="float">
            <text:p>262.94590464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263.4459554925" calcext:value-type="float">
            <text:p>263.4459554925</text:p>
          </table:table-cell>
          <table:table-cell table:formula="of:=( MAX([.B34]:OFFSET([.B34];0;[.A34]-1)) - MIN([.B34]:OFFSET([.B34];0;[.A34]-1)) )/2" office:value-type="float" office:value="0.0110359700000231" calcext:value-type="float">
            <text:p>0.011035970000023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265.69534191" calcext:value-type="float">
            <text:p>265.69534191</text:p>
          </table:table-cell>
          <table:table-cell table:formula="of:=( MAX([.B35]:OFFSET([.B35];0;[.A35]-1)) - MIN([.B35]:OFFSET([.B35];0;[.A35]-1)) )/2" office:value-type="float" office:value="0.000193375000009155" calcext:value-type="float">
            <text:p>0.00019337500000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97.3088851925" calcext:value-type="float">
            <text:p>297.3088851925</text:p>
          </table:table-cell>
          <table:table-cell table:formula="of:=( MAX([.B36]:OFFSET([.B36];0;[.A36]-1)) - MIN([.B36]:OFFSET([.B36];0;[.A36]-1)) )/2" office:value-type="float" office:value="37.33781646" calcext:value-type="float">
            <text:p>37.33781646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268.923938596875" calcext:value-type="float">
            <text:p>268.923938596875</text:p>
          </table:table-cell>
          <table:table-cell table:formula="of:=( MAX([.B37]:OFFSET([.B37];0;[.A37]-1)) - MIN([.B37]:OFFSET([.B37];0;[.A37]-1)) )/2" office:value-type="float" office:value="0.552093109999987" calcext:value-type="float">
            <text:p>0.552093109999987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271.6793732635" calcext:value-type="float">
            <text:p>271.6793732635</text:p>
          </table:table-cell>
          <table:table-cell table:formula="of:=( MAX([.B38]:OFFSET([.B38];0;[.A38]-1)) - MIN([.B38]:OFFSET([.B38];0;[.A38]-1)) )/2" office:value-type="float" office:value="0.309390444999991" calcext:value-type="float">
            <text:p>0.30939044499999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275.018417472083" calcext:value-type="float">
            <text:p>275.018417472083</text:p>
          </table:table-cell>
          <table:table-cell table:formula="of:=( MAX([.B39]:OFFSET([.B39];0;[.A39]-1)) - MIN([.B39]:OFFSET([.B39];0;[.A39]-1)) )/2" office:value-type="float" office:value="2.53830991999999" calcext:value-type="float">
            <text:p>2.53830991999999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303.263733260357" calcext:value-type="float">
            <text:p>303.263733260357</text:p>
          </table:table-cell>
          <table:table-cell table:formula="of:=( MAX([.B40]:OFFSET([.B40];0;[.A40]-1)) - MIN([.B40]:OFFSET([.B40];0;[.A40]-1)) )/2" office:value-type="float" office:value="3.5161253" calcext:value-type="float">
            <text:p>3.5161253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300.922330995" calcext:value-type="float">
            <text:p>300.922330995</text:p>
          </table:table-cell>
          <table:table-cell table:formula="of:=( MAX([.B41]:OFFSET([.B41];0;[.A41]-1)) - MIN([.B41]:OFFSET([.B41];0;[.A41]-1)) )/2" office:value-type="float" office:value="1.82264599500002" calcext:value-type="float">
            <text:p>1.8226459950000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311.711215961389" calcext:value-type="float">
            <text:p>311.711215961389</text:p>
          </table:table-cell>
          <table:table-cell table:formula="of:=( MAX([.B42]:OFFSET([.B42];0;[.A42]-1)) - MIN([.B42]:OFFSET([.B42];0;[.A42]-1)) )/2" office:value-type="float" office:value="3.60203706499999" calcext:value-type="float">
            <text:p>3.6020370649999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310.40884817275" calcext:value-type="float">
            <text:p>310.40884817275</text:p>
          </table:table-cell>
          <table:table-cell table:formula="of:=( MAX([.B43]:OFFSET([.B43];0;[.A43]-1)) - MIN([.B43]:OFFSET([.B43];0;[.A43]-1)) )/2" office:value-type="float" office:value="1.06613937" calcext:value-type="float">
            <text:p>1.06613937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322.953640833409" calcext:value-type="float">
            <text:p>322.953640833409</text:p>
          </table:table-cell>
          <table:table-cell table:formula="of:=( MAX([.B44]:OFFSET([.B44];0;[.A44]-1)) - MIN([.B44]:OFFSET([.B44];0;[.A44]-1)) )/2" office:value-type="float" office:value="6.63139412499999" calcext:value-type="float">
            <text:p>6.63139412499999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325.640305665833" calcext:value-type="float">
            <text:p>325.640305665833</text:p>
          </table:table-cell>
          <table:table-cell table:formula="of:=( MAX([.B45]:OFFSET([.B45];0;[.A45]-1)) - MIN([.B45]:OFFSET([.B45];0;[.A45]-1)) )/2" office:value-type="float" office:value="4.77061999" calcext:value-type="float">
            <text:p>4.77061999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3:28:08.56658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3T21:29:28.654439996</dc:date>
    <meta:editing-duration>PT5H56M31S</meta:editing-duration>
    <meta:editing-cycles>6</meta:editing-cycles>
    <meta:generator>LibreOffice/7.0.2.2$Linux_X86_64 LibreOffice_project/00$Build-2</meta:generator>
    <meta:document-statistic meta:table-count="1" meta:cell-count="1180" meta:object-count="0"/>
  </office:meta>
</office:document-meta>
</file>